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="1pt solid #000001" style:writing-mode="lr-tb"/>
    </style:style>
    <style:style style:name="Tabela27.C11" style:family="table-cell">
      <style:table-cell-properties fo:padding="0.176cm" fo:border="1pt solid #000001" style:writing-mode="lr-tb"/>
    </style:style>
    <style:style style:name="Tabela27.12" style:family="table-row">
      <style:table-row-properties fo:keep-together="auto"/>
    </style:style>
    <style:style style:name="Tabela27.B12" style:family="table-cell">
      <style:table-cell-properties fo:padding="0.176cm" fo:border="1pt solid #000001" style:writing-mode="lr-tb"/>
    </style:style>
    <style:style style:name="Tabela27.C12" style:family="table-cell">
      <style:table-cell-properties fo:padding="0.176cm" fo:border="1pt solid #000001" style:writing-mode="lr-tb"/>
    </style:style>
    <style:style style:name="Tabela27.13" style:family="table-row">
      <style:table-row-properties fo:keep-together="auto"/>
    </style:style>
    <style:style style:name="Tabela27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4" style:family="table-cell">
      <style:table-cell-properties fo:padding="0.176cm" fo:border="1pt solid #000001" style:writing-mode="lr-tb"/>
    </style:style>
    <style:style style:name="Tabela28" style:family="table">
      <style:table-properties style:width="16.828cm" fo:margin-left="-0.206cm" fo:margin-top="0cm" fo:margin-bottom="0cm" table:align="left" style:writing-mode="lr-tb"/>
    </style:style>
    <style:style style:name="Tabela28.A" style:family="table-column">
      <style:table-column-properties style:column-width="4.154cm"/>
    </style:style>
    <style:style style:name="Tabela28.B" style:family="table-column">
      <style:table-column-properties style:column-width="1.402cm"/>
    </style:style>
    <style:style style:name="Tabela28.C" style:family="table-column">
      <style:table-column-properties style:column-width="11.271cm"/>
    </style:style>
    <style:style style:name="Tabela28.1" style:family="table-row">
      <style:table-row-properties style:min-row-height="0.741cm" fo:keep-together="auto"/>
    </style:style>
    <style:style style:name="Tabela2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8.B2" style:family="table-cell">
      <style:table-cell-properties fo:padding="0.176cm" fo:border="1pt solid #000001" style:writing-mode="lr-tb"/>
    </style:style>
    <style:style style:name="Tabela28.C2" style:family="table-cell">
      <style:table-cell-properties fo:padding="0.176cm" fo:border="1pt solid #000001" style:writing-mode="lr-tb"/>
    </style:style>
    <style:style style:name="Tabela28.3" style:family="table-row">
      <style:table-row-properties fo:keep-together="auto"/>
    </style:style>
    <style:style style:name="Tabela2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4" style:family="table-row">
      <style:table-row-properties style:min-row-height="0.953cm" fo:keep-together="auto"/>
    </style:style>
    <style:style style:name="Tabela28.B4" style:family="table-cell">
      <style:table-cell-properties fo:padding="0.176cm" fo:border="1pt solid #000001" style:writing-mode="lr-tb"/>
    </style:style>
    <style:style style:name="Tabela28.B5" style:family="table-cell">
      <style:table-cell-properties fo:padding="0.176cm" fo:border="1pt solid #000001" style:writing-mode="lr-tb"/>
    </style:style>
    <style:style style:name="Tabela28.C5" style:family="table-cell">
      <style:table-cell-properties fo:padding="0.176cm" fo:border="1pt solid #000001" style:writing-mode="lr-tb"/>
    </style:style>
    <style:style style:name="Tabela28.B6" style:family="table-cell">
      <style:table-cell-properties fo:padding="0.176cm" fo:border="1pt solid #000001" style:writing-mode="lr-tb"/>
    </style:style>
    <style:style style:name="Tabela28.C6" style:family="table-cell">
      <style:table-cell-properties fo:padding="0.176cm" fo:border="1pt solid #000001" style:writing-mode="lr-tb"/>
    </style:style>
    <style:style style:name="Tabela28.B7" style:family="table-cell">
      <style:table-cell-properties fo:padding="0.176cm" fo:border="1pt solid #000001" style:writing-mode="lr-tb"/>
    </style:style>
    <style:style style:name="Tabela28.C7" style:family="table-cell">
      <style:table-cell-properties fo:padding="0.176cm" fo:border="1pt solid #000001" style:writing-mode="lr-tb"/>
    </style:style>
    <style:style style:name="Tabela28.B8" style:family="table-cell">
      <style:table-cell-properties fo:padding="0.176cm" fo:border="1pt solid #000001" style:writing-mode="lr-tb"/>
    </style:style>
    <style:style style:name="Tabela28.C8" style:family="table-cell">
      <style:table-cell-properties fo:padding="0.176cm" fo:border="1pt solid #000001" style:writing-mode="lr-tb"/>
    </style:style>
    <style:style style:name="Tabela28.B9" style:family="table-cell">
      <style:table-cell-properties fo:padding="0.176cm" fo:border="1pt solid #000001" style:writing-mode="lr-tb"/>
    </style:style>
    <style:style style:name="Tabela28.C9" style:family="table-cell">
      <style:table-cell-properties fo:padding="0.176cm" fo:border="1pt solid #000001" style:writing-mode="lr-tb"/>
    </style:style>
    <style:style style:name="Tabela28.B10" style:family="table-cell">
      <style:table-cell-properties fo:padding="0.176cm" fo:border="1pt solid #000001" style:writing-mode="lr-tb"/>
    </style:style>
    <style:style style:name="Tabela28.C10" style:family="table-cell">
      <style:table-cell-properties fo:padding="0.176cm" fo:border="1pt solid #000001" style:writing-mode="lr-tb"/>
    </style:style>
    <style:style style:name="Tabela2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B12" style:family="table-cell">
      <style:table-cell-properties fo:padding="0.176cm" fo:border="1pt solid #000001" style:writing-mode="lr-tb"/>
    </style:style>
    <style:style style:name="Tabela28.C12" style:family="table-cell">
      <style:table-cell-properties fo:padding="0.176cm" fo:border="1pt solid #000001" style:writing-mode="lr-tb"/>
    </style:style>
    <style:style style:name="Tabela28.13" style:family="table-row">
      <style:table-row-properties fo:keep-together="auto"/>
    </style:style>
    <style:style style:name="Tabela28.B13" style:family="table-cell">
      <style:table-cell-properties fo:padding="0.176cm" fo:border="1pt solid #000001" style:writing-mode="lr-tb"/>
    </style:style>
    <style:style style:name="Tabela28.C13" style:family="table-cell">
      <style:table-cell-properties fo:padding="0.176cm" fo:border="1pt solid #000001" style:writing-mode="lr-tb"/>
    </style:style>
    <style:style style:name="Tabela28.B14" style:family="table-cell">
      <style:table-cell-properties fo:padding="0.176cm" fo:border="1pt solid #000001" style:writing-mode="lr-tb"/>
    </style:style>
    <style:style style:name="Tabela29" style:family="table">
      <style:table-properties style:width="16.828cm" fo:margin-left="-0.206cm" fo:margin-top="0cm" fo:margin-bottom="0cm" table:align="left" style:writing-mode="lr-tb"/>
    </style:style>
    <style:style style:name="Tabela29.A" style:family="table-column">
      <style:table-column-properties style:column-width="4.154cm"/>
    </style:style>
    <style:style style:name="Tabela29.B" style:family="table-column">
      <style:table-column-properties style:column-width="1.402cm"/>
    </style:style>
    <style:style style:name="Tabela29.C" style:family="table-column">
      <style:table-column-properties style:column-width="11.271cm"/>
    </style:style>
    <style:style style:name="Tabela29.1" style:family="table-row">
      <style:table-row-properties style:min-row-height="0.741cm" fo:keep-together="auto"/>
    </style:style>
    <style:style style:name="Tabela2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9.B2" style:family="table-cell">
      <style:table-cell-properties fo:padding="0.176cm" fo:border="1pt solid #000001" style:writing-mode="lr-tb"/>
    </style:style>
    <style:style style:name="Tabela29.C2" style:family="table-cell">
      <style:table-cell-properties fo:padding="0.176cm" fo:border="1pt solid #000001" style:writing-mode="lr-tb"/>
    </style:style>
    <style:style style:name="Tabela29.3" style:family="table-row">
      <style:table-row-properties fo:keep-together="auto"/>
    </style:style>
    <style:style style:name="Tabela2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4" style:family="table-row">
      <style:table-row-properties style:min-row-height="0.953cm" fo:keep-together="auto"/>
    </style:style>
    <style:style style:name="Tabela29.B4" style:family="table-cell">
      <style:table-cell-properties fo:padding="0.176cm" fo:border="1pt solid #000001" style:writing-mode="lr-tb"/>
    </style:style>
    <style:style style:name="Tabela29.B5" style:family="table-cell">
      <style:table-cell-properties fo:padding="0.176cm" fo:border="1pt solid #000001" style:writing-mode="lr-tb"/>
    </style:style>
    <style:style style:name="Tabela29.C5" style:family="table-cell">
      <style:table-cell-properties fo:padding="0.176cm" fo:border="1pt solid #000001" style:writing-mode="lr-tb"/>
    </style:style>
    <style:style style:name="Tabela29.B6" style:family="table-cell">
      <style:table-cell-properties fo:padding="0.176cm" fo:border="1pt solid #000001" style:writing-mode="lr-tb"/>
    </style:style>
    <style:style style:name="Tabela29.C6" style:family="table-cell">
      <style:table-cell-properties fo:padding="0.176cm" fo:border="1pt solid #000001" style:writing-mode="lr-tb"/>
    </style:style>
    <style:style style:name="Tabela29.B7" style:family="table-cell">
      <style:table-cell-properties fo:padding="0.176cm" fo:border="1pt solid #000001" style:writing-mode="lr-tb"/>
    </style:style>
    <style:style style:name="Tabela29.C7" style:family="table-cell">
      <style:table-cell-properties fo:padding="0.176cm" fo:border="1pt solid #000001" style:writing-mode="lr-tb"/>
    </style:style>
    <style:style style:name="Tabela29.B8" style:family="table-cell">
      <style:table-cell-properties fo:padding="0.176cm" fo:border="1pt solid #000001" style:writing-mode="lr-tb"/>
    </style:style>
    <style:style style:name="Tabela29.C8" style:family="table-cell">
      <style:table-cell-properties fo:padding="0.176cm" fo:border="1pt solid #000001" style:writing-mode="lr-tb"/>
    </style:style>
    <style:style style:name="Tabela29.B9" style:family="table-cell">
      <style:table-cell-properties fo:padding="0.176cm" fo:border="1pt solid #000001" style:writing-mode="lr-tb"/>
    </style:style>
    <style:style style:name="Tabela29.C9" style:family="table-cell">
      <style:table-cell-properties fo:padding="0.176cm" fo:border="1pt solid #000001" style:writing-mode="lr-tb"/>
    </style:style>
    <style:style style:name="Tabela29.B10" style:family="table-cell">
      <style:table-cell-properties fo:padding="0.176cm" fo:border="1pt solid #000001" style:writing-mode="lr-tb"/>
    </style:style>
    <style:style style:name="Tabela29.C10" style:family="table-cell">
      <style:table-cell-properties fo:padding="0.176cm" fo:border="1pt solid #000001" style:writing-mode="lr-tb"/>
    </style:style>
    <style:style style:name="Tabela2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B12" style:family="table-cell">
      <style:table-cell-properties fo:padding="0.176cm" fo:border="1pt solid #000001" style:writing-mode="lr-tb"/>
    </style:style>
    <style:style style:name="Tabela29.C12" style:family="table-cell">
      <style:table-cell-properties fo:padding="0.176cm" fo:border="1pt solid #000001" style:writing-mode="lr-tb"/>
    </style:style>
    <style:style style:name="Tabela29.13" style:family="table-row">
      <style:table-row-properties fo:keep-together="auto"/>
    </style:style>
    <style:style style:name="Tabela29.B13" style:family="table-cell">
      <style:table-cell-properties fo:padding="0.176cm" fo:border="1pt solid #000001" style:writing-mode="lr-tb"/>
    </style:style>
    <style:style style:name="Tabela29.C13" style:family="table-cell">
      <style:table-cell-properties fo:padding="0.176cm" fo:border="1pt solid #000001" style:writing-mode="lr-tb"/>
    </style:style>
    <style:style style:name="Tabela29.B14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bef2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31bef2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c4bb5" officeooo:paragraph-rsid="004190b8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5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6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41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2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69279" officeooo:paragraph-rsid="004190b8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3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4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5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6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60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61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62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28350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28350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5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6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8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9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3" style:family="paragraph" style:parent-style-name="Heading_20_1" style:master-page-name="Standard">
      <style:paragraph-properties style:page-number="auto"/>
    </style:style>
    <style:style style:name="P214" style:family="paragraph" style:parent-style-name="Heading_20_2">
      <style:text-properties officeooo:paragraph-rsid="009a653e"/>
    </style:style>
    <style:style style:name="P215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6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f15c0"/>
    </style:style>
    <style:style style:name="T17" style:family="text">
      <style:text-properties officeooo:rsid="002ff77c"/>
    </style:style>
    <style:style style:name="T18" style:family="text">
      <style:text-properties officeooo:rsid="00316409"/>
    </style:style>
    <style:style style:name="T19" style:family="text">
      <style:text-properties officeooo:rsid="0031a824"/>
    </style:style>
    <style:style style:name="T20" style:family="text">
      <style:text-properties officeooo:rsid="0031bef2"/>
    </style:style>
    <style:style style:name="T21" style:family="text">
      <style:text-properties officeooo:rsid="0032d369"/>
    </style:style>
    <style:style style:name="T22" style:family="text">
      <style:text-properties officeooo:rsid="00342c6e"/>
    </style:style>
    <style:style style:name="T23" style:family="text">
      <style:text-properties officeooo:rsid="0034ff46"/>
    </style:style>
    <style:style style:name="T24" style:family="text">
      <style:text-properties officeooo:rsid="003629e0"/>
    </style:style>
    <style:style style:name="T25" style:family="text">
      <style:text-properties officeooo:rsid="003759bd"/>
    </style:style>
    <style:style style:name="T26" style:family="text">
      <style:text-properties officeooo:rsid="003948f9"/>
    </style:style>
    <style:style style:name="T27" style:family="text">
      <style:text-properties officeooo:rsid="003a699f"/>
    </style:style>
    <style:style style:name="T28" style:family="text">
      <style:text-properties officeooo:rsid="003aefc4"/>
    </style:style>
    <style:style style:name="T29" style:family="text">
      <style:text-properties officeooo:rsid="003c9488"/>
    </style:style>
    <style:style style:name="T30" style:family="text">
      <style:text-properties officeooo:rsid="003e3a02"/>
    </style:style>
    <style:style style:name="T31" style:family="text">
      <style:text-properties officeooo:rsid="003f4571"/>
    </style:style>
    <style:style style:name="T32" style:family="text">
      <style:text-properties officeooo:rsid="0040d6eb"/>
    </style:style>
    <style:style style:name="T33" style:family="text">
      <style:text-properties officeooo:rsid="00428350"/>
    </style:style>
    <style:style style:name="T34" style:family="text">
      <style:text-properties officeooo:rsid="0042d003"/>
    </style:style>
    <style:style style:name="T35" style:family="text">
      <style:text-properties officeooo:rsid="00439de3"/>
    </style:style>
    <style:style style:name="T36" style:family="text">
      <style:text-properties officeooo:rsid="00467d28"/>
    </style:style>
    <style:style style:name="T37" style:family="text">
      <style:text-properties officeooo:rsid="00486a70"/>
    </style:style>
    <style:style style:name="T38" style:family="text">
      <style:text-properties officeooo:rsid="004e2a16"/>
    </style:style>
    <style:style style:name="T39" style:family="text">
      <style:text-properties officeooo:rsid="0053b59b"/>
    </style:style>
    <style:style style:name="T40" style:family="text">
      <style:text-properties officeooo:rsid="00552d13"/>
    </style:style>
    <style:style style:name="T41" style:family="text">
      <style:text-properties officeooo:rsid="0058289f"/>
    </style:style>
    <style:style style:name="T42" style:family="text">
      <style:text-properties officeooo:rsid="005a1a19"/>
    </style:style>
    <style:style style:name="T43" style:family="text">
      <style:text-properties officeooo:rsid="005c7f0f"/>
    </style:style>
    <style:style style:name="T44" style:family="text">
      <style:text-properties officeooo:rsid="00607d6c"/>
    </style:style>
    <style:style style:name="T45" style:family="text">
      <style:text-properties officeooo:rsid="00623558"/>
    </style:style>
    <style:style style:name="T46" style:family="text">
      <style:text-properties officeooo:rsid="0066caf9"/>
    </style:style>
    <style:style style:name="T47" style:family="text">
      <style:text-properties officeooo:rsid="00693eec"/>
    </style:style>
    <style:style style:name="T48" style:family="text">
      <style:text-properties officeooo:rsid="006c1937"/>
    </style:style>
    <style:style style:name="T49" style:family="text">
      <style:text-properties officeooo:rsid="006ea15b"/>
    </style:style>
    <style:style style:name="T50" style:family="text">
      <style:text-properties officeooo:rsid="006f1079"/>
    </style:style>
    <style:style style:name="T51" style:family="text">
      <style:text-properties officeooo:rsid="007062d9"/>
    </style:style>
    <style:style style:name="T52" style:family="text">
      <style:text-properties officeooo:rsid="00718d09"/>
    </style:style>
    <style:style style:name="T53" style:family="text">
      <style:text-properties officeooo:rsid="0074029e"/>
    </style:style>
    <style:style style:name="T54" style:family="text">
      <style:text-properties officeooo:rsid="0074fa37"/>
    </style:style>
    <style:style style:name="T55" style:family="text">
      <style:text-properties officeooo:rsid="0076ca25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770269" style:font-weight-asian="normal" style:font-weight-complex="normal"/>
    </style:style>
    <style:style style:name="T58" style:family="text">
      <style:text-properties fo:font-weight="normal" officeooo:rsid="00783ff6" style:font-weight-asian="normal" style:font-weight-complex="normal"/>
    </style:style>
    <style:style style:name="T59" style:family="text">
      <style:text-properties officeooo:rsid="00783ff6"/>
    </style:style>
    <style:style style:name="T60" style:family="text">
      <style:text-properties officeooo:rsid="00786c57"/>
    </style:style>
    <style:style style:name="T61" style:family="text">
      <style:text-properties officeooo:rsid="008afdf2"/>
    </style:style>
    <style:style style:name="T62" style:family="text">
      <style:text-properties officeooo:rsid="00914ef0"/>
    </style:style>
    <style:style style:name="T63" style:family="text">
      <style:text-properties officeooo:rsid="00920ab1"/>
    </style:style>
    <style:style style:name="T64" style:family="text">
      <style:text-properties officeooo:rsid="009385f8"/>
    </style:style>
    <style:style style:name="T65" style:family="text">
      <style:text-properties officeooo:rsid="0094db2f"/>
    </style:style>
    <style:style style:name="T66" style:family="text">
      <style:text-properties officeooo:rsid="00959955"/>
    </style:style>
    <style:style style:name="T67" style:family="text">
      <style:text-properties officeooo:rsid="00961f64"/>
    </style:style>
    <style:style style:name="T68" style:family="text">
      <style:text-properties officeooo:rsid="00978ca0"/>
    </style:style>
    <style:style style:name="T69" style:family="text">
      <style:text-properties officeooo:rsid="0097ec5f"/>
    </style:style>
    <style:style style:name="T70" style:family="text">
      <style:text-properties officeooo:rsid="00991bae"/>
    </style:style>
    <style:style style:name="T71" style:family="text">
      <style:text-properties officeooo:rsid="009a653e"/>
    </style:style>
    <style:style style:name="T72" style:family="text">
      <style:text-properties officeooo:rsid="009e5ee8"/>
    </style:style>
    <style:style style:name="T73" style:family="text">
      <style:text-properties officeooo:rsid="009fb153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5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6">Evânio Gabriel, Rodrigo Marque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5">PROPOSTA DE <text:span text:style-name="T59">ESPECIFICAÇÕES DE </text:span>SOFTWARE:</text:p>
      <text:p text:style-name="P36">Sistema gerenciador de Oficina de Motos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09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8"/>
      <text:p text:style-name="P208"/>
      <text:p text:style-name="P207"><text:span text:style-name="T57">P</text:span><text:span text:style-name="T56">rofessor: </text:span><text:span text:style-name="T58">Msc. Petrônio Cândido de Lima e Silva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Januária</text:p>
      <text:p text:style-name="P42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10"><text:a xlink:type="simple" xlink:href="#__RefHeading___Toc5574_94557391" text:style-name="Index_20_Link" text:visited-style-name="Index_20_Link">1. Minimundo: Software para oficina de Motos<text:tab/>4</text:a></text:p>
          <text:p text:style-name="P210"><text:a xlink:type="simple" xlink:href="#__RefHeading___Toc5576_94557391" text:style-name="Index_20_Link" text:visited-style-name="Index_20_Link">2. Lista de Requisitos<text:tab/>4</text:a></text:p>
          <text:p text:style-name="P210"><text:a xlink:type="simple" xlink:href="#__RefHeading___Toc5578_94557391" text:style-name="Index_20_Link" text:visited-style-name="Index_20_Link">3. Atores<text:tab/>5</text:a></text:p>
          <text:p text:style-name="P210"><text:a xlink:type="simple" xlink:href="#__RefHeading___Toc5580_94557391" text:style-name="Index_20_Link" text:visited-style-name="Index_20_Link">4. Descrição Casos de Uso<text:tab/>5</text:a></text:p>
          <text:p text:style-name="P211"><text:a xlink:type="simple" xlink:href="#__RefHeading___Toc5582_94557391" text:style-name="Index_20_Link" text:visited-style-name="Index_20_Link">4.1 UC1.0 Gerenciar Pessoas<text:tab/>5</text:a></text:p>
          <text:p text:style-name="P212"><text:a xlink:type="simple" xlink:href="#__RefHeading___Toc5584_94557391" text:style-name="Index_20_Link" text:visited-style-name="Index_20_Link">4.1.1 UC1.1 Cadastrar e Editar Clientes<text:tab/>5</text:a></text:p>
          <text:p text:style-name="P212"><text:a xlink:type="simple" xlink:href="#__RefHeading___Toc5590_94557391" text:style-name="Index_20_Link" text:visited-style-name="Index_20_Link">4.1.2 UC1.2 Buscar Clientes<text:tab/>6</text:a></text:p>
          <text:p text:style-name="P212"><text:a xlink:type="simple" xlink:href="#__RefHeading___Toc5592_94557391" text:style-name="Index_20_Link" text:visited-style-name="Index_20_Link">4.1.3 UC1.3 Cadastrar, Editar e Apagar Fornecedores<text:tab/>7</text:a></text:p>
          <text:p text:style-name="P212"><text:a xlink:type="simple" xlink:href="#__RefHeading___Toc5598_94557391" text:style-name="Index_20_Link" text:visited-style-name="Index_20_Link">4.1.4 UC 1.4 Buscar Fornecedores<text:tab/>8</text:a></text:p>
          <text:p text:style-name="P212"><text:a xlink:type="simple" xlink:href="#__RefHeading___Toc5600_94557391" text:style-name="Index_20_Link" text:visited-style-name="Index_20_Link">4.1.5 UC1.5 Cadastrar, Editar e Apagar Usuários<text:tab/>9</text:a></text:p>
          <text:p text:style-name="P212"><text:a xlink:type="simple" xlink:href="#__RefHeading___Toc5606_94557391" text:style-name="Index_20_Link" text:visited-style-name="Index_20_Link">4.1.6 UC 1.6 Buscar Usuários<text:tab/>10</text:a></text:p>
          <text:p text:style-name="P212"><text:a xlink:type="simple" xlink:href="#__RefHeading___Toc5608_94557391" text:style-name="Index_20_Link" text:visited-style-name="Index_20_Link">4.1.7 UC 1.7 Login<text:tab/>10</text:a></text:p>
          <text:p text:style-name="P211"><text:a xlink:type="simple" xlink:href="#__RefHeading___Toc5610_94557391" text:style-name="Index_20_Link" text:visited-style-name="Index_20_Link">4.2 Gerenciar Estoque<text:tab/>11</text:a></text:p>
          <text:p text:style-name="P212"><text:a xlink:type="simple" xlink:href="#__RefHeading___Toc5612_94557391" text:style-name="Index_20_Link" text:visited-style-name="Index_20_Link">4.2.1 UC2.1 Cadastrar, Editar e Apagar Peça<text:tab/>11</text:a></text:p>
          <text:p text:style-name="P212"><text:a xlink:type="simple" xlink:href="#__RefHeading___Toc5618_94557391" text:style-name="Index_20_Link" text:visited-style-name="Index_20_Link">4.2.2 UC 2.2 Buscar Peças<text:tab/>12</text:a></text:p>
          <text:p text:style-name="P211"><text:a xlink:type="simple" xlink:href="#__RefHeading___Toc5620_94557391" text:style-name="Index_20_Link" text:visited-style-name="Index_20_Link">4.3 UC3.0 Gerenciar Motos<text:tab/>13</text:a></text:p>
          <text:p text:style-name="P212"><text:a xlink:type="simple" xlink:href="#__RefHeading___Toc5622_94557391" text:style-name="Index_20_Link" text:visited-style-name="Index_20_Link">4.3.1 UC3.1 Cadastrar, Editar e Alterar Moto<text:tab/>13</text:a></text:p>
          <text:p text:style-name="P212"><text:a xlink:type="simple" xlink:href="#__RefHeading___Toc5628_94557391" text:style-name="Index_20_Link" text:visited-style-name="Index_20_Link">4.3.2 UC 3.2 Buscar Motos<text:tab/>14</text:a></text:p>
          <text:p text:style-name="P211"><text:a xlink:type="simple" xlink:href="#__RefHeading___Toc5630_94557391" text:style-name="Index_20_Link" text:visited-style-name="Index_20_Link">4.4 UC4.0 Gerenciar Serviços<text:tab/>15</text:a></text:p>
          <text:p text:style-name="P212"><text:a xlink:type="simple" xlink:href="#__RefHeading___Toc5632_94557391" text:style-name="Index_20_Link" text:visited-style-name="Index_20_Link">4.4.1 UC4.1 Cadastrar, Editar e Apagar Serviço<text:tab/>15</text:a></text:p>
          <text:p text:style-name="P212"><text:a xlink:type="simple" xlink:href="#__RefHeading___Toc5638_94557391" text:style-name="Index_20_Link" text:visited-style-name="Index_20_Link">4.4.2 UC 4.2 Buscar Serviços<text:tab/>16</text:a></text:p>
          <text:p text:style-name="P211"><text:a xlink:type="simple" xlink:href="#__RefHeading___Toc5640_94557391" text:style-name="Index_20_Link" text:visited-style-name="Index_20_Link">4.5 UC5.0 Gerenciar Transações Financeiras<text:tab/>17</text:a></text:p>
          <text:p text:style-name="P211"><text:a xlink:type="simple" xlink:href="#__RefHeading___Toc5642_94557391" text:style-name="Index_20_Link" text:visited-style-name="Index_20_Link">4.5.1 UC5.1 Cadastrar”, Editar e Apagar Transação" Financeira*<text:tab/>17</text:a></text:p>
          <text:p text:style-name="P212"><text:a xlink:type="simple" xlink:href="#__RefHeading___Toc5644_94557391" text:style-name="Index_20_Link" text:visited-style-name="Index_20_Link">4.5.2 UC5.2 Alterar Transação Financeira<text:tab/>17</text:a></text:p>
          <text:p text:style-name="P212"><text:a xlink:type="simple" xlink:href="#__RefHeading___Toc5646_94557391" text:style-name="Index_20_Link" text:visited-style-name="Index_20_Link">4.5.3 UC5.3 Excluir Transação Financeira<text:tab/>18</text:a></text:p>
          <text:p text:style-name="P212"><text:a xlink:type="simple" xlink:href="#__RefHeading___Toc5648_94557391" text:style-name="Index_20_Link" text:visited-style-name="Index_20_Link">4.5.4 UC 5.4 Buscar Transação Financeira<text:tab/>19</text:a></text:p>
          <text:p text:style-name="P212"><text:a xlink:type="simple" xlink:href="#__RefHeading___Toc5650_94557391" text:style-name="Index_20_Link" text:visited-style-name="Index_20_Link">4.5.5 UC5.5 Pagamentos<text:tab/>20</text:a></text:p>
          <text:p text:style-name="P211"><text:a xlink:type="simple" xlink:href="#__RefHeading___Toc5652_94557391" text:style-name="Index_20_Link" text:visited-style-name="Index_20_Link">4.5 UC6.0 Gerenciar Relatórios<text:tab/>21</text:a></text:p>
          <text:p text:style-name="P212"><text:a xlink:type="simple" xlink:href="#__RefHeading___Toc5654_94557391" text:style-name="Index_20_Link" text:visited-style-name="Index_20_Link">4.6.1 UC6.1 Gerar Relatório<text:tab/>21</text:a></text:p>
        </text:index-body>
      </text:table-of-content>
      <text:p text:style-name="P40"/>
      <text:h text:style-name="P213" text:outline-level="1"><text:bookmark-start text:name="__RefHeading___Toc5574_94557391"/>1. Minimundo: Software para oficina de Motos<text:bookmark-end text:name="__RefHeading___Toc5574_94557391"/></text:h>
      <text:p text:style-name="P204"/>
      <text:p text:style-name="P205">Na oficina JR Moto peças, situada na rua Teodoro Amorim, número 10, em Campo Alegre de Minas, Minas Gerais, Brasil todo o gerenciamento da oficina ainda é feita em <text:span text:style-name="T60">papéis</text:span>, maneira considerada arcaica para os dias de hoje. Jânio Marques Campos, o atual dono da empresa, procura uma forma mais rápida e <text:span text:style-name="T60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5"><text:tab/>No dia a dia da oficina são encontrados diversos problemas e dificuldades, mas a maior delas é o controle de estoque, por mais que seja feito o <text:span text:style-name="T61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6">A oficina atende tanto clientes físicos quanto jurídicos. Deve-se considerar que cada cliente pode possuir mais de uma moto. Os clientes podem optar por fazer o pagamento a vista ou prazo. <text:tab/></text:p>
      <text:p text:style-name="P206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7"/>
      <text:h text:style-name="Heading_20_1" text:outline-level="1"><text:bookmark-start text:name="__RefHeading___Toc5576_94557391"/>2. Lista de Requisitos<text:bookmark-end text:name="__RefHeading___Toc5576_94557391"/></text:h>
      <text:p text:style-name="P1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7">Requisito</text:p>
          </table:table-cell>
          <table:table-cell table:style-name="Tabela1.B1" office:value-type="string">
            <text:p text:style-name="P57">Descrição</text:p>
          </table:table-cell>
        </table:table-row>
        <table:table-row>
          <table:table-cell table:style-name="Tabela1.A2" office:value-type="string">
            <text:p text:style-name="P59">UC1.0</text:p>
          </table:table-cell>
          <table:table-cell table:style-name="Tabela1.B2" office:value-type="string">
            <text:p text:style-name="P59">Gestão de Pessoas</text:p>
          </table:table-cell>
        </table:table-row>
        <table:table-row>
          <table:table-cell table:style-name="Tabela1.A2" office:value-type="string">
            <text:p text:style-name="P59">UC2.0</text:p>
          </table:table-cell>
          <table:table-cell table:style-name="Tabela1.B2" office:value-type="string">
            <text:p text:style-name="P59">Gestão de Estoque</text:p>
          </table:table-cell>
        </table:table-row>
        <table:table-row>
          <table:table-cell table:style-name="Tabela1.A2" office:value-type="string">
            <text:p text:style-name="P59">UC3.0</text:p>
          </table:table-cell>
          <table:table-cell table:style-name="Tabela1.B2" office:value-type="string">
            <text:p text:style-name="P59">Gestão de Motos</text:p>
          </table:table-cell>
        </table:table-row>
        <text:soft-page-break/>
        <table:table-row>
          <table:table-cell table:style-name="Tabela1.A2" office:value-type="string">
            <text:p text:style-name="P59">UC4.0</text:p>
          </table:table-cell>
          <table:table-cell table:style-name="Tabela1.B2" office:value-type="string">
            <text:p text:style-name="P59">Gestão de Serviços</text:p>
          </table:table-cell>
        </table:table-row>
        <table:table-row>
          <table:table-cell table:style-name="Tabela1.A2" office:value-type="string">
            <text:p text:style-name="P59">UC5.0</text:p>
          </table:table-cell>
          <table:table-cell table:style-name="Tabela1.B2" office:value-type="string">
            <text:p text:style-name="P59">Gestão de Transações Financeiras</text:p>
          </table:table-cell>
        </table:table-row>
        <table:table-row>
          <table:table-cell table:style-name="Tabela1.A2" office:value-type="string">
            <text:p text:style-name="P59">UC6.0</text:p>
          </table:table-cell>
          <table:table-cell table:style-name="Tabela1.B2" office:value-type="string">
            <text:p text:style-name="P59">Gestão de Relatórios</text:p>
          </table:table-cell>
        </table:table-row>
        <table:table-row>
          <table:table-cell table:style-name="Tabela1.A2" office:value-type="string">
            <text:p text:style-name="P59"/>
          </table:table-cell>
          <table:table-cell table:style-name="Tabela1.B2" office:value-type="string">
            <text:p text:style-name="P59"/>
          </table:table-cell>
        </table:table-row>
      </table:table>
      <text:p text:style-name="P37"/>
      <text:p text:style-name="P17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8">Atores</text:p>
          </table:table-cell>
          <table:table-cell table:style-name="Tabela2.B1" office:value-type="string">
            <text:p text:style-name="P59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6">Administrador</text:p>
          </table:table-cell>
          <table:table-cell table:style-name="Tabela2.B2" office:value-type="string">
            <text:p text:style-name="P60">O Administrador possui acesso a todas as funcionalidades do software, inclusive a cadastro de usuários[UC1.9], alteração de usuário<text:span text:style-name="T42">s</text:span>[UC1.10], <text:span text:style-name="T53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61">Usuário</text:p>
          </table:table-cell>
          <table:table-cell table:style-name="Tabela2.B3" office:value-type="string">
            <text:p text:style-name="P62">O Usuário possui acesso a todas as funcionalidades do software, exceto cadastro de usuários[UC1.9], exclu<text:span text:style-name="T42">são de</text:span> usuários[UC1.11] e busca <text:span text:style-name="T42">de</text:span> usuários[UC1.12]</text:p>
          </table:table-cell>
        </table:table-row>
      </table:table>
      <text:p text:style-name="P18"/>
      <text:p text:style-name="P39"/>
      <text:h text:style-name="Heading_20_1" text:outline-level="1"><text:bookmark-start text:name="__RefHeading___Toc5580_94557391"/>4. <text:span text:style-name="T59">Descrição </text:span>Casos de Uso<text:bookmark-end text:name="__RefHeading___Toc5580_94557391"/></text:h>
      <text:h text:style-name="Heading_20_2" text:outline-level="2"><text:bookmark-start text:name="__RefHeading___Toc5582_94557391"/>4.1 UC1.0 Gerenciar <text:span text:style-name="T19">Pessoas</text:span><text:bookmark-end text:name="__RefHeading___Toc5582_94557391"/></text:h>
      <text:h text:style-name="Heading_20_3" text:outline-level="3"><text:bookmark-start text:name="__RefHeading___Toc5584_94557391"/>4.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9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9">Pré - Condições</text:p>
          </table:table-cell>
          <table:table-cell table:style-name="Tabela3.B2" office:value-type="string">
            <text:p text:style-name="P179">PC1</text:p>
          </table:table-cell>
          <table:table-cell table:style-name="Tabela3.C2" office:value-type="string">
            <text:p text:style-name="P179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9">Atores Envolvidos</text:p>
          </table:table-cell>
          <table:table-cell table:style-name="Tabela3.B3" table:number-columns-spanned="2" office:value-type="string">
            <text:p text:style-name="P65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79">Fluxo Principal</text:p>
          </table:table-cell>
          <table:table-cell table:style-name="Tabela3.B4" office:value-type="string">
            <text:p text:style-name="P179">FP1</text:p>
          </table:table-cell>
          <table:table-cell table:style-name="Tabela3.C4" office:value-type="string">
            <text:p text:style-name="P101">O <text:span text:style-name="T7">Administrador</text:span> preencherá os campos: nome, <text:span text:style-name="T38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79">FP2</text:p>
          </table:table-cell>
          <table:table-cell table:style-name="Tabela3.C5" office:value-type="string">
            <text:p text:style-name="P101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9">FP3</text:p>
          </table:table-cell>
          <table:table-cell table:style-name="Tabela3.C6" office:value-type="string">
            <text:p text:style-name="P101">O sistema emitirá <text:span text:style-name="T62">a seguinte</text:span> mensagem de confirmação: “<text:span text:style-name="T62">Deseja realmente salvar?”</text:span>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9">FP4</text:p>
          </table:table-cell>
          <table:table-cell table:style-name="Tabela3.C7" office:value-type="string">
            <text:p text:style-name="P101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9">FP5</text:p>
          </table:table-cell>
          <table:table-cell table:style-name="Tabela3.C8" office:value-type="string">
            <text:p text:style-name="P179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79">Fluxos Alternativos</text:p>
          </table:table-cell>
          <table:table-cell table:style-name="Tabela3.B9" office:value-type="string">
            <text:p text:style-name="P198">FA1</text:p>
          </table:table-cell>
          <table:table-cell table:style-name="Tabela3.C9" office:value-type="string">
            <text:p text:style-name="P114">Se <text:span text:style-name="T63">o Cliente</text:span> já estiver salva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79">FA<text:span text:style-name="T63">2</text:span></text:p>
          </table:table-cell>
          <table:table-cell table:style-name="Tabela3.C10" office:value-type="string">
            <text:p text:style-name="P102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8">FA3</text:p>
          </table:table-cell>
          <table:table-cell table:style-name="Tabela3.C11" office:value-type="string">
            <text:p text:style-name="P114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9">FA<text:span text:style-name="T63">4</text:span></text:p>
          </table:table-cell>
          <table:table-cell table:style-name="Tabela3.C12" office:value-type="string">
            <text:p text:style-name="P101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9">Regras de Negócio</text:p>
          </table:table-cell>
          <table:table-cell table:style-name="Tabela3.B13" office:value-type="string">
            <text:p text:style-name="P179">RN1</text:p>
          </table:table-cell>
          <table:table-cell table:style-name="Tabela3.C13" office:value-type="string">
            <text:p text:style-name="P118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21">RN2</text:p>
          </table:table-cell>
          <table:table-cell table:style-name="Tabela3.C14" office:value-type="string">
            <text:p text:style-name="P121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81">Pós Condições</text:p>
          </table:table-cell>
          <table:table-cell table:style-name="Tabela3.B15" office:value-type="string">
            <text:p text:style-name="P179">PC1</text:p>
          </table:table-cell>
          <table:table-cell table:style-name="Tabela3.C15" office:value-type="string">
            <text:p text:style-name="P179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81">Casos de Uso Afetados</text:p>
          </table:table-cell>
          <table:table-cell table:style-name="Tabela3.B16" table:number-columns-spanned="2" office:value-type="string">
            <text:p text:style-name="P78">UC1.<text:span text:style-name="T64">2</text:span></text:p>
          </table:table-cell>
          <table:covered-table-cell/>
        </table:table-row>
      </table:table>
      <text:p text:style-name="P7"/>
      <text:p text:style-name="P7"/>
      <text:h text:style-name="Heading_20_3" text:outline-level="3"><text:bookmark-start text:name="__RefHeading___Toc5590_94557391"/>4.1.<text:span text:style-name="T64">2</text:span> UC1.<text:span text:style-name="T64">2</text:span> <text:span text:style-name="T17">Buscar Clientes</text:span><text:bookmark-end text:name="__RefHeading___Toc5590_94557391"/></text:h>
      <text:p text:style-name="P22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81">UC<text:span text:style-name="T8">1</text:span>.<text:span text:style-name="T65">2</text:span> – <text:span text:style-name="T17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81">Pré - Condições</text:p>
          </table:table-cell>
          <table:table-cell table:style-name="Tabela6.B2" office:value-type="string">
            <text:p text:style-name="P181">PC1</text:p>
          </table:table-cell>
          <table:table-cell table:style-name="Tabela6.C2" office:value-type="string">
            <text:p text:style-name="P181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5">PC2</text:p>
          </table:table-cell>
          <table:table-cell table:style-name="Tabela6.C3" office:value-type="string">
            <text:p text:style-name="P122">O <text:span text:style-name="T5">Administrador ou Usuário</text:span> deve estar <text:span text:style-name="T17">na tela de busca</text:span></text:p>
          </table:table-cell>
        </table:table-row>
        <table:table-row table:style-name="Tabela6.4">
          <table:table-cell table:style-name="Tabela6.A1" office:value-type="string">
            <text:p text:style-name="P181">Atores Envolvidos</text:p>
          </table:table-cell>
          <table:table-cell table:style-name="Tabela6.B4" table:number-columns-spanned="2" office:value-type="string">
            <text:p text:style-name="P66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81">Fluxo Principal</text:p>
          </table:table-cell>
          <table:table-cell table:style-name="Tabela6.B5" office:value-type="string">
            <text:p text:style-name="P181">FP1</text:p>
          </table:table-cell>
          <table:table-cell table:style-name="Tabela6.C5" office:value-type="string">
            <text:p text:style-name="P97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81">FP2</text:p>
          </table:table-cell>
          <table:table-cell table:style-name="Tabela6.C6" office:value-type="string">
            <text:p text:style-name="P132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81">FP3</text:p>
          </table:table-cell>
          <table:table-cell table:style-name="Tabela6.C7" office:value-type="string">
            <text:p text:style-name="P140">O sistema retornara uma lista com todos os clientes de acordo com o <text:span text:style-name="T18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81">FP4</text:p>
          </table:table-cell>
          <table:table-cell table:style-name="Tabela6.C8" office:value-type="string">
            <text:p text:style-name="P131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80">Fluxos Alternativos</text:p>
          </table:table-cell>
          <table:table-cell table:style-name="Tabela6.B9" office:value-type="string">
            <text:p text:style-name="P181">FA<text:span text:style-name="T13">1</text:span></text:p>
          </table:table-cell>
          <table:table-cell table:style-name="Tabela6.C9" office:value-type="string">
            <text:p text:style-name="P97">Se o <text:span text:style-name="T6">Administrador ou Usuário</text:span> <text:span text:style-name="T18">não preencher o formulário e </text:span><text:soft-page-break/><text:span text:style-name="T18">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7">FA<text:span text:style-name="T14">2</text:span></text:p>
          </table:table-cell>
          <table:table-cell table:style-name="Tabela6.C10" office:value-type="string">
            <text:p text:style-name="P132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181">Regras de Negócio</text:p>
          </table:table-cell>
          <table:table-cell table:style-name="Tabela6.B11" office:value-type="string">
            <text:p text:style-name="P181">RN1</text:p>
          </table:table-cell>
          <table:table-cell table:style-name="Tabela6.C11" office:value-type="string">
            <text:p text:style-name="P132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2">Pós Condições</text:p>
          </table:table-cell>
          <table:table-cell table:style-name="Tabela6.B12" office:value-type="string">
            <text:p text:style-name="P181">PC1</text:p>
          </table:table-cell>
          <table:table-cell table:style-name="Tabela6.C12" office:value-type="string">
            <text:p text:style-name="P147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2">Casos de Uso Afetados</text:p>
          </table:table-cell>
          <table:table-cell table:style-name="Tabela6.B13" table:number-columns-spanned="2" office:value-type="string">
            <text:p text:style-name="P94">UC1.1, <text:span text:style-name="T72">UC3.1, UC5.1, UC6.1</text:span></text:p>
          </table:table-cell>
          <table:covered-table-cell/>
        </table:table-row>
      </table:table>
      <text:p text:style-name="P30"/>
      <text:p text:style-name="P19"/>
      <text:h text:style-name="Heading_20_3" text:outline-level="3"><text:bookmark-start text:name="__RefHeading___Toc5592_94557391"/>4.1.<text:span text:style-name="T66">3</text:span> UC1.<text:span text:style-name="T66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82">UC<text:span text:style-name="T8">1</text:span>.<text:span text:style-name="T66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82">Pré - Condições</text:p>
          </table:table-cell>
          <table:table-cell table:style-name="Tabela7.B2" office:value-type="string">
            <text:p text:style-name="P182">PC1</text:p>
          </table:table-cell>
          <table:table-cell table:style-name="Tabela7.C2" office:value-type="string">
            <text:p text:style-name="P182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82">Atores Envolvidos</text:p>
          </table:table-cell>
          <table:table-cell table:style-name="Tabela7.B3" table:number-columns-spanned="2" office:value-type="string">
            <text:p text:style-name="P67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82">Fluxo Principal</text:p>
          </table:table-cell>
          <table:table-cell table:style-name="Tabela7.B4" office:value-type="string">
            <text:p text:style-name="P182">FP1</text:p>
          </table:table-cell>
          <table:table-cell table:style-name="Tabela7.C4" office:value-type="string">
            <text:p text:style-name="P103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82">FP2</text:p>
          </table:table-cell>
          <table:table-cell table:style-name="Tabela7.C5" office:value-type="string">
            <text:p text:style-name="P103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82">FP3</text:p>
          </table:table-cell>
          <table:table-cell table:style-name="Tabela7.C6" office:value-type="string">
            <text:p text:style-name="P103">O sistema emitirá <text:span text:style-name="T65">a seguinte</text:span> mensagem de confirmação: “<text:span text:style-name="T65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82">FP4</text:p>
          </table:table-cell>
          <table:table-cell table:style-name="Tabela7.C7" office:value-type="string">
            <text:p text:style-name="P103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82">FP5</text:p>
          </table:table-cell>
          <table:table-cell table:style-name="Tabela7.C8" office:value-type="string">
            <text:p text:style-name="P182">O sistema <text:span text:style-name="T3">emitirá</text:span> a mensagem “<text:span text:style-name="T19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82">Fluxos Alternativos</text:p>
          </table:table-cell>
          <table:table-cell table:style-name="Tabela7.B9" office:value-type="string">
            <text:p text:style-name="P199">FA1</text:p>
          </table:table-cell>
          <table:table-cell table:style-name="Tabela7.C9" office:value-type="string">
            <text:p text:style-name="P115">Se <text:span text:style-name="T63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82">FA<text:span text:style-name="T65">2</text:span></text:p>
          </table:table-cell>
          <table:table-cell table:style-name="Tabela7.C10" office:value-type="string">
            <text:p text:style-name="P103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82">FA<text:span text:style-name="T65">3</text:span></text:p>
          </table:table-cell>
          <table:table-cell table:style-name="Tabela7.C11" office:value-type="string">
            <text:p text:style-name="P103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3">FA4</text:p>
          </table:table-cell>
          <table:table-cell table:style-name="Tabela7.C12" office:value-type="string">
            <text:p text:style-name="P103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82">Regras de Negócio</text:p>
          </table:table-cell>
          <table:table-cell table:style-name="Tabela7.B13" office:value-type="string">
            <text:p text:style-name="P182">RN1</text:p>
          </table:table-cell>
          <table:table-cell table:style-name="Tabela7.C13" office:value-type="string">
            <text:p text:style-name="P155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3">Pós Condições</text:p>
          </table:table-cell>
          <table:table-cell table:style-name="Tabela7.B14" office:value-type="string">
            <text:p text:style-name="P182">PC1</text:p>
          </table:table-cell>
          <table:table-cell table:style-name="Tabela7.C14" office:value-type="string">
            <text:p text:style-name="P182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3">Casos de Uso Afetados</text:p>
          </table:table-cell>
          <table:table-cell table:style-name="Tabela7.B15" table:number-columns-spanned="2" office:value-type="string">
            <text:p text:style-name="P95">UC1.4</text:p>
          </table:table-cell>
          <table:covered-table-cell/>
        </table:table-row>
      </table:table>
      <text:p text:style-name="P55"><text:bookmark-start text:name="__RefHeading___Toc5596_94557391"/><text:bookmark-end text:name="__RefHeading___Toc5596_94557391"/></text:p>
      <text:p text:style-name="P9"/>
      <text:h text:style-name="Heading_20_3" text:outline-level="3"><text:bookmark-start text:name="__RefHeading___Toc5598_94557391"/>4.1.<text:span text:style-name="T66">4</text:span> UC 1.<text:span text:style-name="T66">4</text:span> <text:span text:style-name="T17">Buscar Fornecedores</text:span><text:bookmark-end text:name="__RefHeading___Toc5598_94557391"/></text:h>
      <text:p text:style-name="P23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5">UC<text:span text:style-name="T8">1</text:span>.<text:span text:style-name="T66">4</text:span> – <text:span text:style-name="T17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5">Pré - Condições</text:p>
          </table:table-cell>
          <table:table-cell table:style-name="Tabela4.B2" office:value-type="string">
            <text:p text:style-name="P195">PC1</text:p>
          </table:table-cell>
          <table:table-cell table:style-name="Tabela4.C2" office:value-type="string">
            <text:p text:style-name="P195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51">PC2</text:p>
          </table:table-cell>
          <table:table-cell table:style-name="Tabela4.C3" office:value-type="string">
            <text:p text:style-name="P130">O <text:span text:style-name="T5">Administrador ou Usuário</text:span> deve estar <text:span text:style-name="T17">na tela de busca</text:span></text:p>
          </table:table-cell>
        </table:table-row>
        <table:table-row table:style-name="Tabela4.4">
          <table:table-cell table:style-name="Tabela4.A1" office:value-type="string">
            <text:p text:style-name="P195">Atores Envolvidos</text:p>
          </table:table-cell>
          <table:table-cell table:style-name="Tabela4.B4" table:number-columns-spanned="2" office:value-type="string">
            <text:p text:style-name="P77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5">Fluxo Principal</text:p>
          </table:table-cell>
          <table:table-cell table:style-name="Tabela4.B5" office:value-type="string">
            <text:p text:style-name="P195">FP1</text:p>
          </table:table-cell>
          <table:table-cell table:style-name="Tabela4.C5" office:value-type="string">
            <text:p text:style-name="P113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5">FP2</text:p>
          </table:table-cell>
          <table:table-cell table:style-name="Tabela4.C6" office:value-type="string">
            <text:p text:style-name="P139">Para buscar, o Usuário/<text:span text:style-name="T39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5">FP3</text:p>
          </table:table-cell>
          <table:table-cell table:style-name="Tabela4.C7" office:value-type="string">
            <text:p text:style-name="P146">O sistema retornara uma lista com todos os <text:span text:style-name="T39">Fornecedores </text:span>de acordo com o <text:span text:style-name="T18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5">Fluxos Alternativos</text:p>
          </table:table-cell>
          <table:table-cell table:style-name="Tabela4.B8" office:value-type="string">
            <text:p text:style-name="P195">FA<text:span text:style-name="T13">1</text:span></text:p>
          </table:table-cell>
          <table:table-cell table:style-name="Tabela4.C8" office:value-type="string">
            <text:p text:style-name="P113">Se o <text:span text:style-name="T6">Administrador ou Usuário</text:span> <text:span text:style-name="T18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3">FA<text:span text:style-name="T14">2</text:span></text:p>
          </table:table-cell>
          <table:table-cell table:style-name="Tabela4.C9" office:value-type="string">
            <text:p text:style-name="P139">Se o sistema não encontrar nenhum <text:span text:style-name="T20">Fornecedor </text:span>correspondente ao da busca no banco de dados, será emitido a seguinte mensagem “<text:span text:style-name="T67">Fornecedor</text:span> não encontrado, verifique o nome inserido <text:span text:style-name="T20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5">Regras de Negócio</text:p>
          </table:table-cell>
          <table:table-cell table:style-name="Tabela4.B10" office:value-type="string">
            <text:p text:style-name="P195">RN1</text:p>
          </table:table-cell>
          <table:table-cell table:style-name="Tabela4.C10" office:value-type="string">
            <text:p text:style-name="P139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3">Pós Condições</text:p>
          </table:table-cell>
          <table:table-cell table:style-name="Tabela4.B11" office:value-type="string">
            <text:p text:style-name="P195">PC1</text:p>
          </table:table-cell>
          <table:table-cell table:style-name="Tabela4.C11" office:value-type="string">
            <text:p text:style-name="P154">O sistema deverá emitir uma lista com todos os <text:span text:style-name="T21">Fornecedores </text:span>correspondentes ao nome inserido pelo Usuário <text:span text:style-name="T39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3">Casos de Uso <text:soft-page-break/>Afetados</text:p>
          </table:table-cell>
          <table:table-cell table:style-name="Tabela4.B12" table:number-columns-spanned="2" office:value-type="string">
            <text:p text:style-name="P95">UC1.3, UC2.1, UC5.1</text:p>
          </table:table-cell>
          <table:covered-table-cell/>
        </table:table-row>
      </table:table>
      <text:p text:style-name="P23"/>
      <text:p text:style-name="P20"/>
      <text:p text:style-name="P22"/>
      <text:p text:style-name="P22"/>
      <text:h text:style-name="Heading_20_3" text:outline-level="3"><text:bookmark-start text:name="__RefHeading___Toc5600_94557391"/>4.1.<text:span text:style-name="T68">5</text:span> UC1.<text:span text:style-name="T68">5</text:span> Cadastrar, <text:span text:style-name="T67">Editar e Apagar</text:span> Usuários<text:bookmark-end text:name="__RefHeading___Toc5600_94557391"/></text:h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83">UC<text:span text:style-name="T8">1</text:span>.<text:span text:style-name="T68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83">Pré - Condições</text:p>
          </table:table-cell>
          <table:table-cell table:style-name="Table4.B2" office:value-type="string">
            <text:p text:style-name="P183">PC1</text:p>
          </table:table-cell>
          <table:table-cell table:style-name="Table4.C2" office:value-type="string">
            <text:p text:style-name="P183">O <text:span text:style-name="T5">Administrador</text:span> deve estar logado no sistema [UC1.<text:span text:style-name="T40">13</text:span>]</text:p>
          </table:table-cell>
        </table:table-row>
        <table:table-row table:style-name="Table4.3">
          <table:table-cell table:style-name="Table4.A1" office:value-type="string">
            <text:p text:style-name="P183">Atores Envolvidos</text:p>
          </table:table-cell>
          <table:table-cell table:style-name="Table4.B3" table:number-columns-spanned="2" office:value-type="string">
            <text:p text:style-name="P68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83">Fluxo Principal</text:p>
          </table:table-cell>
          <table:table-cell table:style-name="Table4.B4" office:value-type="string">
            <text:p text:style-name="P183">FP1</text:p>
          </table:table-cell>
          <table:table-cell table:style-name="Table4.C4" office:value-type="string">
            <text:p text:style-name="P104">O <text:span text:style-name="T7">Administrador</text:span> preencherá os campos: <text:span text:style-name="T21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83">FP2</text:p>
          </table:table-cell>
          <table:table-cell table:style-name="Table4.C5" office:value-type="string">
            <text:p text:style-name="P104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83">FP3</text:p>
          </table:table-cell>
          <table:table-cell table:style-name="Table4.C6" office:value-type="string">
            <text:p text:style-name="P104">O sistema emitirá <text:span text:style-name="T67">a seguinte</text:span> mensagem de confirmaçã<text:span text:style-name="T55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83">FP4</text:p>
          </table:table-cell>
          <table:table-cell table:style-name="Table4.C7" office:value-type="string">
            <text:p text:style-name="P104">Caso o usuário confirme a mensagem, clicando no botão OK, o sistema salvará <text:span text:style-name="T40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83">FP5</text:p>
          </table:table-cell>
          <table:table-cell table:style-name="Table4.C8" office:value-type="string">
            <text:p text:style-name="P183">O sistema <text:span text:style-name="T3">emitirá</text:span> a mensagem “<text:span text:style-name="T40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83">Fluxos Alternativos</text:p>
          </table:table-cell>
          <table:table-cell table:style-name="Table4.B9" office:value-type="string">
            <text:p text:style-name="P200">FA1</text:p>
          </table:table-cell>
          <table:table-cell table:style-name="Table4.C9" office:value-type="string">
            <text:p text:style-name="P116">Se <text:span text:style-name="T63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83">FA<text:span text:style-name="T67">2</text:span></text:p>
          </table:table-cell>
          <table:table-cell table:style-name="Table4.C11" office:value-type="string">
            <text:p text:style-name="P104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8">FA3</text:p>
          </table:table-cell>
          <table:table-cell table:style-name="Table4.C11" office:value-type="string">
            <text:p text:style-name="P114">Se o <text:span text:style-name="T68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83">FA<text:span text:style-name="T68">4</text:span></text:p>
          </table:table-cell>
          <table:table-cell table:style-name="Table4.C12" office:value-type="string">
            <text:p text:style-name="P105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83">Regras de Negócio</text:p>
          </table:table-cell>
          <table:table-cell table:style-name="Table4.B13" office:value-type="string">
            <text:p text:style-name="P183">RN1</text:p>
          </table:table-cell>
          <table:table-cell table:style-name="Table4.C13" office:value-type="string">
            <text:p text:style-name="P119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4">Pós Condições</text:p>
          </table:table-cell>
          <table:table-cell table:style-name="Table4.B14" office:value-type="string">
            <text:p text:style-name="P183">PC1</text:p>
          </table:table-cell>
          <table:table-cell table:style-name="Table4.C14" office:value-type="string">
            <text:p text:style-name="P183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4">Casos de Uso Afetados</text:p>
          </table:table-cell>
          <table:table-cell table:style-name="Table4.B15" table:number-columns-spanned="2" office:value-type="string">
            <text:p text:style-name="P96">UC1.6</text:p>
          </table:table-cell>
          <table:covered-table-cell/>
        </table:table-row>
      </table:table>
      <text:p text:style-name="P16"/>
      <text:h text:style-name="Heading_20_3" text:outline-level="3"><text:bookmark-start text:name="__RefHeading___Toc5606_94557391"/><text:soft-page-break/>4.1.<text:span text:style-name="T68">6</text:span> UC 1.<text:span text:style-name="T68">6</text:span> <text:span text:style-name="T17">Buscar Usuários</text:span><text:bookmark-end text:name="__RefHeading___Toc5606_94557391"/></text:h>
      <text:p text:style-name="P24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4">UC<text:span text:style-name="T8">1</text:span>.<text:span text:style-name="T68">6</text:span> – <text:span text:style-name="T17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4">Pré - Condições</text:p>
          </table:table-cell>
          <table:table-cell table:style-name="Tabela13.B2" office:value-type="string">
            <text:p text:style-name="P184">PC1</text:p>
          </table:table-cell>
          <table:table-cell table:style-name="Tabela13.C2" office:value-type="string">
            <text:p text:style-name="P184">O <text:span text:style-name="T5">Administrador</text:span> deve estar logado no sistema <text:span text:style-name="T40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6">PC2</text:p>
          </table:table-cell>
          <table:table-cell table:style-name="Tabela13.C3" office:value-type="string">
            <text:p text:style-name="P123">O <text:span text:style-name="T5">Administrador</text:span> deve estar <text:span text:style-name="T17">na tela de busca</text:span></text:p>
          </table:table-cell>
        </table:table-row>
        <table:table-row table:style-name="Tabela13.4">
          <table:table-cell table:style-name="Tabela13.A1" office:value-type="string">
            <text:p text:style-name="P184">Atores Envolvidos</text:p>
          </table:table-cell>
          <table:table-cell table:style-name="Tabela13.B4" table:number-columns-spanned="2" office:value-type="string">
            <text:p text:style-name="P69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84">Fluxo Principal</text:p>
          </table:table-cell>
          <table:table-cell table:style-name="Tabela13.B5" office:value-type="string">
            <text:p text:style-name="P184">FP1</text:p>
          </table:table-cell>
          <table:table-cell table:style-name="Tabela13.C5" office:value-type="string">
            <text:p text:style-name="P98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4">FP2</text:p>
          </table:table-cell>
          <table:table-cell table:style-name="Tabela13.C6" office:value-type="string">
            <text:p text:style-name="P133">Para buscar, o <text:span text:style-name="T22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4">FP3</text:p>
          </table:table-cell>
          <table:table-cell table:style-name="Tabela13.C7" office:value-type="string">
            <text:p text:style-name="P141">O sistema retornara uma lista com todos os <text:span text:style-name="T22">Usuários </text:span>de acordo com o <text:span text:style-name="T18">nome </text:span>inserido pelo Administrador <text:span text:style-name="T40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4">Fluxos Alternativos</text:p>
          </table:table-cell>
          <table:table-cell table:style-name="Tabela13.B8" office:value-type="string">
            <text:p text:style-name="P184">FA<text:span text:style-name="T13">1</text:span></text:p>
          </table:table-cell>
          <table:table-cell table:style-name="Tabela13.C8" office:value-type="string">
            <text:p text:style-name="P98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4">Regras de Negócio</text:p>
          </table:table-cell>
          <table:table-cell table:style-name="Tabela13.B9" office:value-type="string">
            <text:p text:style-name="P184">RN1</text:p>
          </table:table-cell>
          <table:table-cell table:style-name="Tabela13.C9" office:value-type="string">
            <text:p text:style-name="P133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5">Pós Condições</text:p>
          </table:table-cell>
          <table:table-cell table:style-name="Tabela13.B10" office:value-type="string">
            <text:p text:style-name="P184">PC1</text:p>
          </table:table-cell>
          <table:table-cell table:style-name="Tabela13.C10" office:value-type="string">
            <text:p text:style-name="P148">O sistema deverá emitir uma lista com todos os <text:span text:style-name="T22">Usuários </text:span>correspondentes ao nome inserido pelo <text:span text:style-name="T22">Administrador</text:span></text:p>
          </table:table-cell>
        </table:table-row>
        <table:table-row table:style-name="Tabela13.1">
          <table:table-cell table:style-name="Tabela13.A1" office:value-type="string">
            <text:p text:style-name="P85">Casos de Uso Afetados</text:p>
          </table:table-cell>
          <table:table-cell table:style-name="Tabela13.B11" table:number-columns-spanned="2" office:value-type="string">
            <text:p text:style-name="P79">UC1.10 e UC1.11</text:p>
          </table:table-cell>
          <table:covered-table-cell/>
        </table:table-row>
      </table:table>
      <text:p text:style-name="P24"/>
      <text:h text:style-name="Heading_20_3" text:outline-level="3"><text:bookmark-start text:name="__RefHeading___Toc5608_94557391"/>4.1.<text:span text:style-name="T68">7</text:span> UC 1.<text:span text:style-name="T68">7 Login</text:span><text:bookmark-end text:name="__RefHeading___Toc5608_94557391"/></text:h>
      <text:p text:style-name="P25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5">UC<text:span text:style-name="T8">1</text:span>.<text:span text:style-name="T68">7</text:span> – <text:span text:style-name="T54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5">Pré - Condições</text:p>
          </table:table-cell>
          <table:table-cell table:style-name="Tabela14.B2" office:value-type="string">
            <text:p text:style-name="P185">PC1</text:p>
          </table:table-cell>
          <table:table-cell table:style-name="Tabela14.C2" office:value-type="string">
            <text:p text:style-name="P156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85">Atores Envolvidos</text:p>
          </table:table-cell>
          <table:table-cell table:style-name="Tabela14.B3" table:number-columns-spanned="2" office:value-type="string">
            <text:p text:style-name="P70">Administrador <text:span text:style-name="T23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5">Fluxo Principal</text:p>
          </table:table-cell>
          <table:table-cell table:style-name="Tabela14.B4" office:value-type="string">
            <text:p text:style-name="P185">FP1</text:p>
          </table:table-cell>
          <table:table-cell table:style-name="Tabela14.C4" office:value-type="string">
            <text:p text:style-name="P106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5">FP2</text:p>
          </table:table-cell>
          <table:table-cell table:style-name="Tabela14.C5" office:value-type="string">
            <text:p text:style-name="P134">Para <text:span text:style-name="T23">logar-se</text:span>, o <text:span text:style-name="T22">Administrador/Usuário </text:span>deve clicar no botão “<text:span text:style-name="T23">Entr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5">FP3</text:p>
          </table:table-cell>
          <table:table-cell table:style-name="Tabela14.C6" office:value-type="string">
            <text:p text:style-name="P157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5">Fluxos Alternativos</text:p>
          </table:table-cell>
          <table:table-cell table:style-name="Tabela14.B7" office:value-type="string">
            <text:p text:style-name="P157">FA<text:span text:style-name="T13">1</text:span></text:p>
          </table:table-cell>
          <table:table-cell table:style-name="Tabela14.C7" office:value-type="string">
            <text:p text:style-name="P157">Se o <text:span text:style-name="T6">Administrador não preencher os formulários e clicar no botão “Entrar” o sistema emitirá a seguinte mensagem </text:span><text:soft-page-break/><text:span text:style-name="T6">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6">FA<text:span text:style-name="T14">2</text:span></text:p>
          </table:table-cell>
          <table:table-cell table:style-name="Tabela14.C8" office:value-type="string">
            <text:p text:style-name="P156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5">Regras de Negócio</text:p>
          </table:table-cell>
          <table:table-cell table:style-name="Tabela14.B9" office:value-type="string">
            <text:p text:style-name="P185">RN1</text:p>
          </table:table-cell>
          <table:table-cell table:style-name="Tabela14.C9" office:value-type="string">
            <text:p text:style-name="P134">O<text:span text:style-name="T23">s</text:span> formulário<text:span text:style-name="T23">s</text:span> não pode<text:span text:style-name="T23">m</text:span> ficar vazio<text:span text:style-name="T23">s</text:span></text:p>
          </table:table-cell>
        </table:table-row>
        <table:table-row table:style-name="Tabela14.10">
          <table:table-cell table:style-name="Tabela14.A1" office:value-type="string">
            <text:p text:style-name="P86">Pós Condições</text:p>
          </table:table-cell>
          <table:table-cell table:style-name="Tabela14.B10" office:value-type="string">
            <text:p text:style-name="P185">PC1</text:p>
          </table:table-cell>
          <table:table-cell table:style-name="Tabela14.C10" office:value-type="string">
            <text:p text:style-name="P149">O <text:span text:style-name="T23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6">Casos de Uso Afetados</text:p>
          </table:table-cell>
          <table:table-cell table:style-name="Tabela14.B11" table:number-columns-spanned="2" office:value-type="string">
            <text:p text:style-name="P63">UC1.1, UC1.2, UC1.3, UC1.4, UC1.5, UC1.6, <text:span text:style-name="T54">UC2.1, UC2.2, UC3.1, UC3.2, UC4.1, UC4.2, UC5.1, UC5.2, UC5.3, UC5.4, UC5.5, UC6.1</text:span></text:p>
          </table:table-cell>
          <table:covered-table-cell/>
        </table:table-row>
      </table:table>
      <text:p text:style-name="P38"/>
      <text:p text:style-name="P38"/>
      <text:h text:style-name="Heading_20_2" text:outline-level="2"><text:bookmark-start text:name="__RefHeading___Toc5610_94557391"/>4.2 Gerenciar Estoque<text:bookmark-end text:name="__RefHeading___Toc5610_94557391"/></text:h>
      <text:h text:style-name="Heading_20_3" text:outline-level="3"><text:bookmark-start text:name="__RefHeading___Toc5612_94557391"/>4.2.1 UC2.1 Cadastrar, <text:span text:style-name="T68">Editar e Apagar</text:span> Peça<text:bookmark-end text:name="__RefHeading___Toc5612_94557391"/></text:h>
      <text:p text:style-name="P33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6">UC<text:span text:style-name="T24">2</text:span>.<text:span text:style-name="T24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6">Pré - Condições</text:p>
          </table:table-cell>
          <table:table-cell table:style-name="Tabela15.B2" office:value-type="string">
            <text:p text:style-name="P186">PC1</text:p>
          </table:table-cell>
          <table:table-cell table:style-name="Tabela15.C2" office:value-type="string">
            <text:p text:style-name="P186">O <text:span text:style-name="T5">Administrador/Usuário</text:span> deve estar logado no sistema <text:span text:style-name="T41">[UC1.13]</text:span></text:p>
          </table:table-cell>
        </table:table-row>
        <table:table-row table:style-name="Tabela15.3">
          <table:table-cell table:style-name="Tabela15.A1" office:value-type="string">
            <text:p text:style-name="P186">Atores Envolvidos</text:p>
          </table:table-cell>
          <table:table-cell table:style-name="Tabela15.B3" table:number-columns-spanned="2" office:value-type="string">
            <text:p text:style-name="P71">Administrador/<text:span text:style-name="T24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6">Fluxo Principal</text:p>
          </table:table-cell>
          <table:table-cell table:style-name="Tabela15.B4" office:value-type="string">
            <text:p text:style-name="P158">FP1</text:p>
          </table:table-cell>
          <table:table-cell table:style-name="Tabela15.C4" office:value-type="string">
            <text:p text:style-name="P158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8">FP2</text:p>
          </table:table-cell>
          <table:table-cell table:style-name="Tabela15.C5" office:value-type="string">
            <text:p text:style-name="P158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6">FP1</text:p>
          </table:table-cell>
          <table:table-cell table:style-name="Tabela15.C6" office:value-type="string">
            <text:p text:style-name="P107">O <text:span text:style-name="T7">Administrador/Usuário</text:span> preencherá os campos: <text:span text:style-name="T24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6">FP2</text:p>
          </table:table-cell>
          <table:table-cell table:style-name="Tabela15.C7" office:value-type="string">
            <text:p text:style-name="P99">Para salvar <text:span text:style-name="T25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6">FP3</text:p>
          </table:table-cell>
          <table:table-cell table:style-name="Tabela15.C8" office:value-type="string">
            <text:p text:style-name="P99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6">FP4</text:p>
          </table:table-cell>
          <table:table-cell table:style-name="Tabela15.C9" office:value-type="string">
            <text:p text:style-name="P99">Caso o usuário confirme a mensagem, clicando no botão OK, o sistema salvará a <text:span text:style-name="T25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6">FP5</text:p>
          </table:table-cell>
          <table:table-cell table:style-name="Tabela15.C10" office:value-type="string">
            <text:p text:style-name="P186">O sistema <text:span text:style-name="T3">emitirá</text:span> a mensagem “<text:span text:style-name="T41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4">Fluxos Alternativos</text:p>
          </table:table-cell>
          <table:table-cell table:style-name="Tabela15.B11" office:value-type="string">
            <text:p text:style-name="P159">FA1</text:p>
          </table:table-cell>
          <table:table-cell table:style-name="Tabela15.C11" office:value-type="string">
            <text:p text:style-name="P159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8">FA<text:span text:style-name="T68">2</text:span></text:p>
          </table:table-cell>
          <table:table-cell table:style-name="Tabela15.C12" office:value-type="string">
            <text:p text:style-name="P114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6">FA<text:span text:style-name="T68">3</text:span></text:p>
          </table:table-cell>
          <table:table-cell table:style-name="Tabela15.C13" office:value-type="string">
            <text:p text:style-name="P99">Se o <text:span text:style-name="T6">Administrador/Usuário</text:span> clicar no botão Cancelar <text:span text:style-name="T43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9">FA4</text:p>
          </table:table-cell>
          <table:table-cell table:style-name="Tabela15.C14" office:value-type="string">
            <text:p text:style-name="P99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6">Regras de Negócio</text:p>
          </table:table-cell>
          <table:table-cell table:style-name="Tabela15.B15" office:value-type="string">
            <text:p text:style-name="P186">RN1</text:p>
          </table:table-cell>
          <table:table-cell table:style-name="Tabela15.C15" office:value-type="string">
            <text:p text:style-name="P160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7">Pós Condições</text:p>
          </table:table-cell>
          <table:table-cell table:style-name="Tabela15.B16" office:value-type="string">
            <text:p text:style-name="P186">PC1</text:p>
          </table:table-cell>
          <table:table-cell table:style-name="Tabela15.C16" office:value-type="string">
            <text:p text:style-name="P186"><text:span text:style-name="T68">A Peça</text:span> deverá <text:span text:style-name="T4">estar</text:span> salv<text:span text:style-name="T68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7">Casos de Uso Afetados</text:p>
          </table:table-cell>
          <table:table-cell table:style-name="Tabela15.B17" table:number-columns-spanned="2" office:value-type="string">
            <text:p text:style-name="P96">UC2.2</text:p>
          </table:table-cell>
          <table:covered-table-cell/>
        </table:table-row>
      </table:table>
      <text:p text:style-name="P10"/>
      <text:p text:style-name="P10"/>
      <text:h text:style-name="Heading_20_3" text:outline-level="3"><text:bookmark-start text:name="__RefHeading___Toc5618_94557391"/>4.<text:span text:style-name="T26">2</text:span>.<text:span text:style-name="T69">2</text:span> UC <text:span text:style-name="T26">2</text:span>.<text:span text:style-name="T69">2</text:span> <text:span text:style-name="T17">Buscar Peças</text:span><text:bookmark-end text:name="__RefHeading___Toc5618_94557391"/></text:h>
      <text:p text:style-name="P26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6">UC<text:span text:style-name="T26">2</text:span>.<text:span text:style-name="T69">2</text:span> – <text:span text:style-name="T17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6">Pré - Condições</text:p>
          </table:table-cell>
          <table:table-cell table:style-name="Tabela18.B2" office:value-type="string">
            <text:p text:style-name="P186">PC1</text:p>
          </table:table-cell>
          <table:table-cell table:style-name="Tabela18.C2" office:value-type="string">
            <text:p text:style-name="P186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7">PC2</text:p>
          </table:table-cell>
          <table:table-cell table:style-name="Tabela18.C3" office:value-type="string">
            <text:p text:style-name="P124">O <text:span text:style-name="T5">Administrador/Usuário</text:span> deve estar <text:span text:style-name="T17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6">Atores Envolvidos</text:p>
          </table:table-cell>
          <table:table-cell table:style-name="Tabela18.B4" table:number-columns-spanned="2" office:value-type="string">
            <text:p text:style-name="P71">Administrador/<text:span text:style-name="T26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6">Fluxo Principal</text:p>
          </table:table-cell>
          <table:table-cell table:style-name="Tabela18.B5" office:value-type="string">
            <text:p text:style-name="P186">FP1</text:p>
          </table:table-cell>
          <table:table-cell table:style-name="Tabela18.C5" office:value-type="string">
            <text:p text:style-name="P99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6">FP2</text:p>
          </table:table-cell>
          <table:table-cell table:style-name="Tabela18.C6" office:value-type="string">
            <text:p text:style-name="P135">Para buscar, o <text:span text:style-name="T22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6">FP3</text:p>
          </table:table-cell>
          <table:table-cell table:style-name="Tabela18.C7" office:value-type="string">
            <text:p text:style-name="P142">O sistema retornara uma lista com todos <text:span text:style-name="T26">a</text:span>s <text:span text:style-name="T26">Peças </text:span>de acordo com <text:span text:style-name="T44">a descrição </text:span>inserido pelo Administrador/<text:span text:style-name="T26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6">Fluxos Alternativos</text:p>
          </table:table-cell>
          <table:table-cell table:style-name="Tabela18.B8" office:value-type="string">
            <text:p text:style-name="P186">FA<text:span text:style-name="T13">1</text:span></text:p>
          </table:table-cell>
          <table:table-cell table:style-name="Tabela18.C8" office:value-type="string">
            <text:p text:style-name="P99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9">FA<text:span text:style-name="T14">2</text:span></text:p>
          </table:table-cell>
          <table:table-cell table:style-name="Tabela18.C11" office:value-type="string">
            <text:p text:style-name="P135">Se o sistema não encontrar nenhum<text:span text:style-name="T26">a</text:span> <text:span text:style-name="T26">Peça </text:span>correspondente ao da busca no banco de dados, será emitido a seguinte mensagem “<text:span text:style-name="T26">Peça</text:span> não encontrad<text:span text:style-name="T44">a</text:span>, verifique <text:span text:style-name="T44">a descrição</text:span> inserid<text:span text:style-name="T44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61">FA3</text:p>
          </table:table-cell>
          <table:table-cell table:style-name="Tabela18.C11" office:value-type="string">
            <text:p text:style-name="P161">Caso o Administrador/Usuário deseje alterar a peça ele deve clicar no botão “Alterar” [UC2.<text:span text:style-name="T69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61">FA4</text:p>
          </table:table-cell>
          <table:table-cell table:style-name="Tabela18.C11" office:value-type="string">
            <text:p text:style-name="P161">Caso o Administrador/Usuário deseje excluir a peça ele deve clicar no botão “Excluir”[UC2.<text:span text:style-name="T69">1</text:span>]</text:p>
          </table:table-cell>
        </table:table-row>
        <table:table-row table:style-name="Tabela18.1">
          <table:table-cell table:style-name="Tabela18.A1" office:value-type="string">
            <text:p text:style-name="P186">Regras de Negócio</text:p>
          </table:table-cell>
          <table:table-cell table:style-name="Tabela18.B12" office:value-type="string">
            <text:p text:style-name="P186">RN1</text:p>
          </table:table-cell>
          <table:table-cell table:style-name="Tabela18.C12" office:value-type="string">
            <text:p text:style-name="P135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7">Pós Condições</text:p>
          </table:table-cell>
          <table:table-cell table:style-name="Tabela18.B13" office:value-type="string">
            <text:p text:style-name="P186">PC1</text:p>
          </table:table-cell>
          <table:table-cell table:style-name="Tabela18.C13" office:value-type="string">
            <text:p text:style-name="P150">O sistema deverá emitir uma lista com tod<text:span text:style-name="T26">a</text:span>s <text:span text:style-name="T26">a</text:span>s <text:span text:style-name="T26">Peças </text:span>correspondentes a <text:span text:style-name="T44">descrição </text:span>inserid<text:span text:style-name="T44">a</text:span> pelo <text:span text:style-name="T22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7">Casos de Uso Afetados</text:p>
          </table:table-cell>
          <table:table-cell table:style-name="Tabela18.B14" table:number-columns-spanned="2" office:value-type="string">
            <text:p text:style-name="P80">UC2.<text:span text:style-name="T73">1, UC5.1</text:span></text:p>
          </table:table-cell>
          <table:covered-table-cell/>
        </table:table-row>
      </table:table>
      <text:p text:style-name="P26"/>
      <text:p text:style-name="P34"/>
      <text:h text:style-name="Heading_20_2" text:outline-level="2"><text:bookmark-start text:name="__RefHeading___Toc5620_94557391"/>4.3 UC3.0 Gerenciar Motos<text:bookmark-end text:name="__RefHeading___Toc5620_94557391"/></text:h>
      <text:h text:style-name="Heading_20_3" text:outline-level="3"><text:bookmark-start text:name="__RefHeading___Toc5622_94557391"/>4.3.1 UC3.1 Cadastrar, <text:span text:style-name="T69">Editar e Alterar</text:span> Moto<text:bookmark-end text:name="__RefHeading___Toc5622_94557391"/></text:h>
      <text:p text:style-name="P11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7">UC<text:span text:style-name="T54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7">Pré - Condições</text:p>
          </table:table-cell>
          <table:table-cell table:style-name="Tabela19.B2" office:value-type="string">
            <text:p text:style-name="P187">PC1</text:p>
          </table:table-cell>
          <table:table-cell table:style-name="Tabela19.C2" office:value-type="string">
            <text:p text:style-name="P187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7">Atores Envolvidos</text:p>
          </table:table-cell>
          <table:table-cell table:style-name="Tabela19.B3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7">Fluxo Principal</text:p>
          </table:table-cell>
          <table:table-cell table:style-name="Tabela19.B4" office:value-type="string">
            <text:p text:style-name="P201">FA1</text:p>
          </table:table-cell>
          <table:table-cell table:style-name="Tabela19.C4" office:value-type="string">
            <text:p text:style-name="P201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201">FA2</text:p>
          </table:table-cell>
          <table:table-cell table:style-name="Tabela19.C5" office:value-type="string">
            <text:p text:style-name="P201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7">FP<text:span text:style-name="T70">3</text:span></text:p>
          </table:table-cell>
          <table:table-cell table:style-name="Tabela19.C7" office:value-type="string">
            <text:p text:style-name="P100">O <text:span text:style-name="T7">Administrador/Usuário</text:span> preencherá os campos: <text:span text:style-name="T27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7">FP<text:span text:style-name="T70">4</text:span></text:p>
          </table:table-cell>
          <table:table-cell table:style-name="Tabela19.C7" office:value-type="string">
            <text:p text:style-name="P100">Para salvar <text:span text:style-name="T27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7">FP<text:span text:style-name="T70">5</text:span></text:p>
          </table:table-cell>
          <table:table-cell table:style-name="Tabela19.C8" office:value-type="string">
            <text:p text:style-name="P100">O sistema emitirá <text:span text:style-name="T70">a seguinte</text:span> mensagem de confirmação: “<text:span text:style-name="T70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7">FP<text:span text:style-name="T70">6</text:span></text:p>
          </table:table-cell>
          <table:table-cell table:style-name="Tabela19.C9" office:value-type="string">
            <text:p text:style-name="P100">Caso o <text:span text:style-name="T10">U</text:span>suário confirme a mensagem, clicando no botão OK, o sistema salvará <text:span text:style-name="T27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7">FP<text:span text:style-name="T70">7</text:span></text:p>
          </table:table-cell>
          <table:table-cell table:style-name="Tabela19.C10" office:value-type="string">
            <text:p text:style-name="P187">O sistema <text:span text:style-name="T3">emitirá</text:span> a mensagem “<text:span text:style-name="T27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52">Fluxo Alternativo</text:p>
          </table:table-cell>
          <table:table-cell table:style-name="Tabela19.B11" office:value-type="string">
            <text:p text:style-name="P201">FA1</text:p>
          </table:table-cell>
          <table:table-cell table:style-name="Tabela19.C11" office:value-type="string">
            <text:p text:style-name="P201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201">FA2 </text:p>
          </table:table-cell>
          <table:table-cell table:style-name="Tabela19.C12" office:value-type="string">
            <text:p text:style-name="P117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7">FA<text:span text:style-name="T70">3</text:span></text:p>
          </table:table-cell>
          <table:table-cell table:style-name="Tabela19.C13" office:value-type="string">
            <text:p text:style-name="P100">Se o <text:span text:style-name="T6">Administrador ou Usuário</text:span> clicar no botão Cancelar <text:span text:style-name="T45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100">FA<text:span text:style-name="T70">4</text:span></text:p>
          </table:table-cell>
          <table:table-cell table:style-name="Tabela19.C14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7">Regras de Negócio</text:p>
          </table:table-cell>
          <table:table-cell table:style-name="Tabela19.B15" office:value-type="string">
            <text:p text:style-name="P187">RN1</text:p>
          </table:table-cell>
          <table:table-cell table:style-name="Tabela19.C15" office:value-type="string">
            <text:p text:style-name="P162">Todos os campos são de preenchimento <text:span text:style-name="T46">obrigatório</text:span></text:p>
          </table:table-cell>
        </table:table-row>
        <table:table-row table:style-name="Tabela19.16">
          <table:table-cell table:style-name="Tabela19.A1" office:value-type="string">
            <text:p text:style-name="P88">Pós Condições</text:p>
          </table:table-cell>
          <table:table-cell table:style-name="Tabela19.B16" office:value-type="string">
            <text:p text:style-name="P187">PC1</text:p>
          </table:table-cell>
          <table:table-cell table:style-name="Tabela19.C16" office:value-type="string">
            <text:p text:style-name="P187"><text:span text:style-name="T28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8">Casos de Uso Afetados</text:p>
          </table:table-cell>
          <table:table-cell table:style-name="Tabela19.B17" table:number-columns-spanned="2" office:value-type="string">
            <text:p text:style-name="P96">UC3.2</text:p>
          </table:table-cell>
          <table:covered-table-cell/>
        </table:table-row>
      </table:table>
      <text:p text:style-name="P11"/>
      <text:p text:style-name="P11"/>
      <text:h text:style-name="Heading_20_3" text:outline-level="3"><text:bookmark-start text:name="__RefHeading___Toc5628_94557391"/>4.<text:span text:style-name="T29">3</text:span>.<text:span text:style-name="T70">2</text:span> UC <text:span text:style-name="T29">3</text:span>.<text:span text:style-name="T70">2</text:span> <text:span text:style-name="T17">Buscar Motos</text:span><text:bookmark-end text:name="__RefHeading___Toc5628_94557391"/></text:h>
      <text:p text:style-name="P27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7">UC<text:span text:style-name="T29">3</text:span>.<text:span text:style-name="T70">2</text:span> – <text:span text:style-name="T17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7">Pré - Condições</text:p>
          </table:table-cell>
          <table:table-cell table:style-name="Tabela22.B2" office:value-type="string">
            <text:p text:style-name="P187">PC1</text:p>
          </table:table-cell>
          <table:table-cell table:style-name="Tabela22.C2" office:value-type="string">
            <text:p text:style-name="P187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8">PC2</text:p>
          </table:table-cell>
          <table:table-cell table:style-name="Tabela22.C3" office:value-type="string">
            <text:p text:style-name="P125">O <text:span text:style-name="T5">Administrador ou Usuário</text:span> deve estar <text:span text:style-name="T17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7">Atores Envolvidos</text:p>
          </table:table-cell>
          <table:table-cell table:style-name="Tabela22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7">Fluxo Principal</text:p>
          </table:table-cell>
          <table:table-cell table:style-name="Tabela22.B5" office:value-type="string">
            <text:p text:style-name="P187">FP1</text:p>
          </table:table-cell>
          <table:table-cell table:style-name="Tabela22.C5" office:value-type="string">
            <text:p text:style-name="P163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7">FP2</text:p>
          </table:table-cell>
          <table:table-cell table:style-name="Tabela22.C6" office:value-type="string">
            <text:p text:style-name="P136">Para buscar, o Usuário/<text:span text:style-name="T29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7">FP3</text:p>
          </table:table-cell>
          <table:table-cell table:style-name="Tabela22.C7" office:value-type="string">
            <text:p text:style-name="P143">O sistema retornara <text:span text:style-name="T29">as informações</text:span> <text:span text:style-name="T29">da Moto </text:span>de acordo com <text:span text:style-name="T29">a placa </text:span>inserid<text:span text:style-name="T29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7">FP4</text:p>
          </table:table-cell>
          <table:table-cell table:style-name="Tabela22.C8" office:value-type="string">
            <text:p text:style-name="P164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7">FP5</text:p>
          </table:table-cell>
          <table:table-cell table:style-name="Tabela22.C9" office:value-type="string">
            <text:p text:style-name="P188"><text:s/><text:span text:style-name="T30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7">Fluxos Alternativos</text:p>
          </table:table-cell>
          <table:table-cell table:style-name="Tabela22.B10" office:value-type="string">
            <text:p text:style-name="P187">FA<text:span text:style-name="T13">1</text:span></text:p>
          </table:table-cell>
          <table:table-cell table:style-name="Tabela22.C10" office:value-type="string">
            <text:p text:style-name="P100">Se o <text:span text:style-name="T6">Administrador ou Usuário</text:span> <text:span text:style-name="T18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100">FA<text:span text:style-name="T14">2</text:span></text:p>
          </table:table-cell>
          <table:table-cell table:style-name="Tabela22.C11" office:value-type="string">
            <text:p text:style-name="P136">Se o sistema não encontrar nenhum<text:span text:style-name="T31">a</text:span> <text:span text:style-name="T31">Moto </text:span>correspondente a da busca, será emitido a seguinte mensagem “<text:span text:style-name="T31">Moto </text:span>não <text:span text:style-name="T31">encontrada</text:span>, verifique <text:span text:style-name="T31">a placa </text:span>inserid<text:span text:style-name="T31">a</text:span>”</text:p>
          </table:table-cell>
        </table:table-row>
        <table:table-row table:style-name="Tabela22.1">
          <table:table-cell table:style-name="Tabela22.A1" office:value-type="string">
            <text:p text:style-name="P187">Regras de Negócio</text:p>
          </table:table-cell>
          <table:table-cell table:style-name="Tabela22.B12" office:value-type="string">
            <text:p text:style-name="P187">RN1</text:p>
          </table:table-cell>
          <table:table-cell table:style-name="Tabela22.C12" office:value-type="string">
            <text:p text:style-name="P136">O formulário não pode ficar vazio</text:p>
          </table:table-cell>
        </table:table-row>
        <text:soft-page-break/>
        <table:table-row table:style-name="Tabela22.13">
          <table:table-cell table:style-name="Tabela22.A1" office:value-type="string">
            <text:p text:style-name="P88">Pós Condições</text:p>
          </table:table-cell>
          <table:table-cell table:style-name="Tabela22.B13" office:value-type="string">
            <text:p text:style-name="P187">PC1</text:p>
          </table:table-cell>
          <table:table-cell table:style-name="Tabela22.C13" office:value-type="string">
            <text:p text:style-name="P151">O sistema deverá emitir <text:span text:style-name="T70">uma lista com todas as motos </text:span>correspondente<text:span text:style-name="T70">s</text:span> <text:span text:style-name="T70">ao filtro </text:span>inserid<text:span text:style-name="T70">o</text:span> pelo Usuário</text:p>
          </table:table-cell>
        </table:table-row>
        <table:table-row table:style-name="Tabela22.1">
          <table:table-cell table:style-name="Tabela22.A1" office:value-type="string">
            <text:p text:style-name="P88">Casos de Uso Afetados</text:p>
          </table:table-cell>
          <table:table-cell table:style-name="Tabela22.B14" table:number-columns-spanned="2" office:value-type="string">
            <text:p text:style-name="P96">UC3.1, UC5.1</text:p>
          </table:table-cell>
          <table:covered-table-cell/>
        </table:table-row>
      </table:table>
      <text:p text:style-name="P27"/>
      <text:h text:style-name="Heading_20_2" text:outline-level="2"><text:bookmark-start text:name="__RefHeading___Toc5630_94557391"/>4.4 UC4.0 Gerenciar Serviços<text:bookmark-end text:name="__RefHeading___Toc5630_94557391"/></text:h>
      <text:h text:style-name="Heading_20_3" text:outline-level="3"><text:bookmark-start text:name="__RefHeading___Toc5632_94557391"/>4.<text:span text:style-name="T31">4</text:span>.<text:span text:style-name="T31">1</text:span> UC<text:span text:style-name="T31">4</text:span>.1 Cadastrar, <text:span text:style-name="T71">Editar e Apagar</text:span> <text:span text:style-name="T31">Serviço</text:span><text:bookmark-end text:name="__RefHeading___Toc5632_94557391"/></text:h>
      <text:p text:style-name="P12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6">UC<text:span text:style-name="T54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9">Pré - Condições</text:p>
          </table:table-cell>
          <table:table-cell table:style-name="Tabela23.B2" office:value-type="string">
            <text:p text:style-name="P189">PC1</text:p>
          </table:table-cell>
          <table:table-cell table:style-name="Tabela23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9">Atores Envolvidos</text:p>
          </table:table-cell>
          <table:table-cell table:style-name="Tabela23.B3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9">Fluxo Principal</text:p>
          </table:table-cell>
          <table:table-cell table:style-name="Tabela23.B4" office:value-type="string">
            <text:p text:style-name="P167">FP1</text:p>
          </table:table-cell>
          <table:table-cell table:style-name="Tabela23.C4" office:value-type="string">
            <text:p text:style-name="P167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7">FP2</text:p>
          </table:table-cell>
          <table:table-cell table:style-name="Tabela23.C6" office:value-type="string">
            <text:p text:style-name="P167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9">FP1</text:p>
          </table:table-cell>
          <table:table-cell table:style-name="Tabela23.C6" office:value-type="string">
            <text:p text:style-name="P108">O <text:span text:style-name="T7">Administrador/Usuário</text:span> preencherá os campos: <text:span text:style-name="T31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9">FP2</text:p>
          </table:table-cell>
          <table:table-cell table:style-name="Tabela23.C7" office:value-type="string">
            <text:p text:style-name="P108">Para salvar <text:span text:style-name="T32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9">FP3</text:p>
          </table:table-cell>
          <table:table-cell table:style-name="Tabela23.C8" office:value-type="string">
            <text:p text:style-name="P108">O sistema emitirá <text:span text:style-name="T71">a seguinte</text:span> mensagem de confirmação: “<text:span text:style-name="T71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9">FP4</text:p>
          </table:table-cell>
          <table:table-cell table:style-name="Tabela23.C9" office:value-type="string">
            <text:p text:style-name="P108">Caso o <text:span text:style-name="T10">U</text:span>suário confirme a mensagem, clicando no botão OK, o sistema salvará <text:span text:style-name="T32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9">FP5</text:p>
          </table:table-cell>
          <table:table-cell table:style-name="Tabela23.C10" office:value-type="string">
            <text:p text:style-name="P189">O sistema <text:span text:style-name="T3">emitirá</text:span> a mensagem “<text:span text:style-name="T32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9">Fluxos Alternativos</text:p>
          </table:table-cell>
          <table:table-cell table:style-name="Tabela23.B11" office:value-type="string">
            <text:p text:style-name="P189">FA1</text:p>
          </table:table-cell>
          <table:table-cell table:style-name="Tabela23.C11" office:value-type="string">
            <text:p text:style-name="P167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9">FA2</text:p>
          </table:table-cell>
          <table:table-cell table:style-name="Tabela23.C12" office:value-type="string">
            <text:p text:style-name="P167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9">FA3</text:p>
          </table:table-cell>
          <table:table-cell table:style-name="Tabela23.C13" office:value-type="string">
            <text:p text:style-name="P168">Se o serviço já estiver cadastrado e o Administrador/Usuário desejar <text:span text:style-name="T47">exclui</text:span>-lo deve selecioná-lo e clicar no botão “<text:span text:style-name="T47">Excluir”</text:span></text:p>
          </table:table-cell>
        </table:table-row>
        <table:table-row table:style-name="Tabela23.1">
          <table:table-cell table:style-name="Tabela23.A1" office:value-type="string">
            <text:p text:style-name="P189">Regras de Negócio</text:p>
          </table:table-cell>
          <table:table-cell table:style-name="Tabela23.B14" office:value-type="string">
            <text:p text:style-name="P189">RN1</text:p>
          </table:table-cell>
          <table:table-cell table:style-name="Tabela23.C14" office:value-type="string">
            <text:p text:style-name="P169">Todos os campos são de preenchimento obrigatório </text:p>
          </table:table-cell>
        </table:table-row>
        <text:soft-page-break/>
        <table:table-row table:style-name="Tabela23.15">
          <table:table-cell table:style-name="Tabela23.A1" office:value-type="string">
            <text:p text:style-name="P89">Pós Condições</text:p>
          </table:table-cell>
          <table:table-cell table:style-name="Tabela23.B15" office:value-type="string">
            <text:p text:style-name="P189">PC1</text:p>
          </table:table-cell>
          <table:table-cell table:style-name="Tabela23.C15" office:value-type="string">
            <text:p text:style-name="P189"><text:span text:style-name="T32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9">Casos de Uso Afetados</text:p>
          </table:table-cell>
          <table:table-cell table:style-name="Tabela23.B16" table:number-columns-spanned="2" office:value-type="string">
            <text:p text:style-name="P96">UC4.2</text:p>
          </table:table-cell>
          <table:covered-table-cell/>
        </table:table-row>
      </table:table>
      <text:p text:style-name="P12"/>
      <text:h text:style-name="Heading_20_3" text:outline-level="3"><text:bookmark-start text:name="__RefHeading___Toc5638_94557391"/>4.<text:span text:style-name="T32">4</text:span>.<text:span text:style-name="T71">2</text:span> UC <text:span text:style-name="T32">4</text:span>.<text:span text:style-name="T71">2</text:span> <text:span text:style-name="T17">Buscar Serviços</text:span><text:bookmark-end text:name="__RefHeading___Toc5638_94557391"/></text:h>
      <text:p text:style-name="P28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9">UC<text:span text:style-name="T54">4</text:span>.<text:span text:style-name="T71">2</text:span> – <text:span text:style-name="T17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89">Pré - Condições</text:p>
          </table:table-cell>
          <table:table-cell table:style-name="Tabela26.B2" office:value-type="string">
            <text:p text:style-name="P189">PC1</text:p>
          </table:table-cell>
          <table:table-cell table:style-name="Tabela26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9">PC2</text:p>
          </table:table-cell>
          <table:table-cell table:style-name="Tabela26.C3" office:value-type="string">
            <text:p text:style-name="P126">O <text:span text:style-name="T5">Administrador ou Usuário</text:span> deve estar <text:span text:style-name="T17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9">Atores Envolvidos</text:p>
          </table:table-cell>
          <table:table-cell table:style-name="Tabela26.B4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9">Fluxo Principal</text:p>
          </table:table-cell>
          <table:table-cell table:style-name="Tabela26.B5" office:value-type="string">
            <text:p text:style-name="P189">FP1</text:p>
          </table:table-cell>
          <table:table-cell table:style-name="Tabela26.C5" office:value-type="string">
            <text:p text:style-name="P108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9">FP2</text:p>
          </table:table-cell>
          <table:table-cell table:style-name="Tabela26.C6" office:value-type="string">
            <text:p text:style-name="P137">Para buscar, o Usuário/<text:span text:style-name="T29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9">FP3</text:p>
          </table:table-cell>
          <table:table-cell table:style-name="Tabela26.C7" office:value-type="string">
            <text:p text:style-name="P144">O sistema retornara <text:span text:style-name="T29">as informações</text:span> <text:span text:style-name="T32">do Serviço </text:span>de acordo com <text:span text:style-name="T29">a descrição </text:span>inserid<text:span text:style-name="T29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9">FP4</text:p>
          </table:table-cell>
          <table:table-cell table:style-name="Tabela26.C8" office:value-type="string">
            <text:p text:style-name="P165">Se o Usuário desejar alterar <text:span text:style-name="T32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9">FP5</text:p>
          </table:table-cell>
          <table:table-cell table:style-name="Tabela26.C9" office:value-type="string">
            <text:p text:style-name="P189"><text:s/><text:span text:style-name="T30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9">Fluxos Alternativos</text:p>
          </table:table-cell>
          <table:table-cell table:style-name="Tabela26.B10" office:value-type="string">
            <text:p text:style-name="P189">FA<text:span text:style-name="T13">1</text:span></text:p>
          </table:table-cell>
          <table:table-cell table:style-name="Tabela26.C10" office:value-type="string">
            <text:p text:style-name="P108">Se o <text:span text:style-name="T6">Administrador ou Usuário</text:span> <text:span text:style-name="T18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8">FA<text:span text:style-name="T14">2</text:span></text:p>
          </table:table-cell>
          <table:table-cell table:style-name="Tabela26.C11" office:value-type="string">
            <text:p text:style-name="P137">Se o sistema não encontrar nenhum <text:span text:style-name="T32">Serviço </text:span>correspondente a<text:span text:style-name="T32">o</text:span> da busca, será emitido a seguinte mensagem “<text:span text:style-name="T32">Serviço </text:span>não <text:span text:style-name="T31">encontrado</text:span>, verifique <text:span text:style-name="T31">a descrição </text:span>inserid<text:span text:style-name="T31">a</text:span>”</text:p>
          </table:table-cell>
        </table:table-row>
        <table:table-row table:style-name="Tabela26.1">
          <table:table-cell table:style-name="Tabela26.A1" office:value-type="string">
            <text:p text:style-name="P189">Regras de Negócio</text:p>
          </table:table-cell>
          <table:table-cell table:style-name="Tabela26.B12" office:value-type="string">
            <text:p text:style-name="P189">RN1</text:p>
          </table:table-cell>
          <table:table-cell table:style-name="Tabela26.C12" office:value-type="string">
            <text:p text:style-name="P202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9">Pós Condições</text:p>
          </table:table-cell>
          <table:table-cell table:style-name="Tabela26.B13" office:value-type="string">
            <text:p text:style-name="P189">PC1</text:p>
          </table:table-cell>
          <table:table-cell table:style-name="Tabela26.C13" office:value-type="string">
            <text:p text:style-name="P152">O sistema deverá emitir <text:span text:style-name="T31">os dados</text:span> <text:span text:style-name="T31">do(s) Serviço(s) </text:span>correspondente a <text:span text:style-name="T48">busca</text:span> inserid<text:span text:style-name="T31">a</text:span> pelo Usuário</text:p>
          </table:table-cell>
        </table:table-row>
        <table:table-row table:style-name="Tabela26.1">
          <table:table-cell table:style-name="Tabela26.A1" office:value-type="string">
            <text:p text:style-name="P89">Casos de Uso Afetados</text:p>
          </table:table-cell>
          <table:table-cell table:style-name="Tabela26.B14" table:number-columns-spanned="2" office:value-type="string">
            <text:p text:style-name="P64">UC<text:span text:style-name="T73">4.</text:span>1, <text:span text:style-name="T73">UC5.1</text:span></text:p>
          </table:table-cell>
          <table:covered-table-cell/>
        </table:table-row>
      </table:table>
      <text:p text:style-name="P28"/>
      <text:h text:style-name="Heading_20_2" text:outline-level="2"><text:bookmark-start text:name="__RefHeading___Toc5640_94557391"/><text:soft-page-break/>4.5 UC5.0 Gerenciar Transações Financeiras<text:bookmark-end text:name="__RefHeading___Toc5640_94557391"/></text:h>
      <text:h text:style-name="P214" text:outline-level="2"><text:bookmark-start text:name="__RefHeading___Toc5642_94557391"/>4.5.1 UC5.1 Cadastrar”, <text:span text:style-name="T71">Editar e Apagar</text:span> Transação" Financeira*<text:bookmark-end text:name="__RefHeading___Toc5642_94557391"/></text:h>
      <text:p text:style-name="P13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7">UC<text:span text:style-name="T48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90">Pré - Condições</text:p>
          </table:table-cell>
          <table:table-cell table:style-name="Tabela27.B2" office:value-type="string">
            <text:p text:style-name="P190">PC1</text:p>
          </table:table-cell>
          <table:table-cell table:style-name="Tabela27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70">PC2</text:p>
          </table:table-cell>
          <table:table-cell table:style-name="Tabela27.C3" office:value-type="string">
            <text:p text:style-name="P191">O <text:span text:style-name="T5">Administrador ou Usuário</text:span> deve estar <text:span text:style-name="T48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90">Atores Envolvidos</text:p>
          </table:table-cell>
          <table:table-cell table:style-name="Tabela27.B4" table:number-columns-spanned="2" office:value-type="string">
            <text:p text:style-name="P74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90">Fluxo Principal</text:p>
          </table:table-cell>
          <table:table-cell table:style-name="Tabela27.B5" office:value-type="string">
            <text:p text:style-name="P190">FP1</text:p>
          </table:table-cell>
          <table:table-cell table:style-name="Tabela27.C5" office:value-type="string">
            <text:p text:style-name="P109">O <text:span text:style-name="T7">Administrador/Usuário</text:span> preencherá os campos: <text:span text:style-name="T33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90">FP2</text:p>
          </table:table-cell>
          <table:table-cell table:style-name="Tabela27.C6" office:value-type="string">
            <text:p text:style-name="P110">Para salvar <text:span text:style-name="T33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90">FP3</text:p>
          </table:table-cell>
          <table:table-cell table:style-name="Tabela27.C7" office:value-type="string">
            <text:p text:style-name="P110">O sistema emitirá uma mensagem de confirmação;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90">FP4</text:p>
          </table:table-cell>
          <table:table-cell table:style-name="Tabela27.C8" office:value-type="string">
            <text:p text:style-name="P110">Caso o <text:span text:style-name="T10">U</text:span>suário confirme a mensagem, clicando no botão OK, o sistema salvará <text:span text:style-name="T33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90">FP5</text:p>
          </table:table-cell>
          <table:table-cell table:style-name="Tabela27.C9" office:value-type="string">
            <text:p text:style-name="P190">O sistema <text:span text:style-name="T3">emitirá</text:span> a mensagem “<text:span text:style-name="T33">Transação Financeira salva</text:span>” </text:p>
          </table:table-cell>
        </table:table-row>
        <table:table-row table:style-name="Tabela27.1">
          <table:table-cell table:style-name="Tabela27.A1" office:value-type="string">
            <text:p text:style-name="P190">Fluxos Alternativos</text:p>
          </table:table-cell>
          <table:table-cell table:style-name="Tabela27.B10" office:value-type="string">
            <text:p text:style-name="P190">FA1</text:p>
          </table:table-cell>
          <table:table-cell table:style-name="Tabela27.C10" office:value-type="string">
            <text:p text:style-name="P171">Se o Administrador/Usuário clicar no botão “<text:span text:style-name="T49">Cancelar” a operação será cancelada</text:span></text:p>
          </table:table-cell>
        </table:table-row>
        <table:table-row table:style-name="Tabela27.1">
          <table:table-cell table:style-name="Tabela27.A1" office:value-type="string">
            <text:p text:style-name="P190">Regras de Negócio</text:p>
          </table:table-cell>
          <table:table-cell table:style-name="Tabela27.B11" office:value-type="string">
            <text:p text:style-name="P190">RN1</text:p>
          </table:table-cell>
          <table:table-cell table:style-name="Tabela27.C11" office:value-type="string">
            <text:p text:style-name="P172">Os campos Fornece/Clientes e serviços só ficaram disponíveis após o preencher de tipo</text:p>
          </table:table-cell>
        </table:table-row>
        <table:table-row table:style-name="Tabela27.12">
          <table:table-cell table:style-name="Tabela27.A1" table:number-rows-spanned="2" office:value-type="string">
            <text:p text:style-name="P90">Pós Condiçõe<text:span text:style-name="T50">s</text:span></text:p>
          </table:table-cell>
          <table:table-cell table:style-name="Tabela27.B12" office:value-type="string">
            <text:p text:style-name="P190">PC1</text:p>
          </table:table-cell>
          <table:table-cell table:style-name="Tabela27.C12" office:value-type="string">
            <text:p text:style-name="P190"><text:span text:style-name="T33">A Transação Financeira</text:span> deverá <text:span text:style-name="T4">estar</text:span> salv<text:span text:style-name="T33">a</text:span> no banco de dados</text:p>
          </table:table-cell>
        </table:table-row>
        <table:table-row table:style-name="Tabela27.13">
          <table:covered-table-cell/>
          <table:table-cell table:style-name="Tabela27.B13" office:value-type="string">
            <text:p text:style-name="P173">PC2</text:p>
          </table:table-cell>
          <table:table-cell table:style-name="Tabela27.C13" office:value-type="string">
            <text:p text:style-name="P173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90">Casos de Uso Afetados</text:p>
          </table:table-cell>
          <table:table-cell table:style-name="Tabela27.B14" table:number-columns-spanned="2" office:value-type="string">
            <text:p text:style-name="P64">UC5.2, UC5.3, UC5.4, UC5.5 <text:s text:c="2"/></text:p>
          </table:table-cell>
          <table:covered-table-cell/>
        </table:table-row>
      </table:table>
      <text:p text:style-name="P13"/>
      <text:h text:style-name="Heading_20_3" text:outline-level="3"><text:bookmark-start text:name="__RefHeading___Toc5644_94557391"/>4.<text:span text:style-name="T33">5</text:span>.<text:span text:style-name="T33">2</text:span> UC<text:span text:style-name="T33">5</text:span>.<text:span text:style-name="T28">2</text:span> Alterar <text:span text:style-name="T33">Transação Financeira</text:span><text:bookmark-end text:name="__RefHeading___Toc5644_94557391"/></text:h>
      <text:p text:style-name="P13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table:number-columns-spanned="3" office:value-type="string">
            <text:p text:style-name="P190">UC<text:span text:style-name="T54">5.2</text:span> – <text:span text:style-name="T11">Alterar Transação Financeira</text:span></text:p>
          </table:table-cell>
          <table:covered-table-cell/>
          <table:covered-table-cell/>
        </table:table-row>
        <table:table-row table:style-name="Tabela28.1">
          <table:table-cell table:style-name="Tabela28.A1" table:number-rows-spanned="2" office:value-type="string">
            <text:p text:style-name="P190">Pré - Condições</text:p>
          </table:table-cell>
          <table:table-cell table:style-name="Tabela28.B2" office:value-type="string">
            <text:p text:style-name="P190">PC1</text:p>
          </table:table-cell>
          <table:table-cell table:style-name="Tabela28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28.3">
          <table:covered-table-cell/>
          <table:table-cell table:style-name="Tabela28.B3" office:value-type="string">
            <text:p text:style-name="P43">PC2</text:p>
          </table:table-cell>
          <table:table-cell table:style-name="Tabela28.C3" office:value-type="string">
            <text:p text:style-name="P127"><text:span text:style-name="T33">A Transação Financeira </text:span>deve estar cadastrad<text:span text:style-name="T33">a</text:span> no sistema</text:p>
          </table:table-cell>
        </table:table-row>
        <text:soft-page-break/>
        <table:table-row table:style-name="Tabela28.4">
          <table:table-cell table:style-name="Tabela28.A1" office:value-type="string">
            <text:p text:style-name="P190">Atores Envolvidos</text:p>
          </table:table-cell>
          <table:table-cell table:style-name="Tabela28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28.1">
          <table:table-cell table:style-name="Tabela28.A1" table:number-rows-spanned="5" office:value-type="string">
            <text:p text:style-name="P190">Fluxo Principal</text:p>
          </table:table-cell>
          <table:table-cell table:style-name="Tabela28.B5" office:value-type="string">
            <text:p text:style-name="P190">FP1</text:p>
          </table:table-cell>
          <table:table-cell table:style-name="Tabela28.C5" office:value-type="string">
            <text:p text:style-name="P111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julgar necessário</text:span></text:p>
          </table:table-cell>
        </table:table-row>
        <table:table-row table:style-name="Tabela28.1">
          <table:covered-table-cell/>
          <table:table-cell table:style-name="Tabela28.B6" office:value-type="string">
            <text:p text:style-name="P190">FP2</text:p>
          </table:table-cell>
          <table:table-cell table:style-name="Tabela28.C6" office:value-type="string">
            <text:p text:style-name="P110">Para salvar <text:span text:style-name="T12">as alterações da Transação Financeira </text:span>o <text:span text:style-name="T6">Administrador ou Usuário </text:span>deverá clicar no botão Salvar</text:p>
          </table:table-cell>
        </table:table-row>
        <table:table-row table:style-name="Tabela28.1">
          <table:covered-table-cell/>
          <table:table-cell table:style-name="Tabela28.B7" office:value-type="string">
            <text:p text:style-name="P190">FP3</text:p>
          </table:table-cell>
          <table:table-cell table:style-name="Tabela28.C7" office:value-type="string">
            <text:p text:style-name="P110">O sistema emitirá uma mensagem de confirmação</text:p>
          </table:table-cell>
        </table:table-row>
        <table:table-row table:style-name="Tabela28.1">
          <table:covered-table-cell/>
          <table:table-cell table:style-name="Tabela28.B8" office:value-type="string">
            <text:p text:style-name="P190">FP4</text:p>
          </table:table-cell>
          <table:table-cell table:style-name="Tabela28.C8" office:value-type="string">
            <text:p text:style-name="P110">Caso o <text:span text:style-name="T10">U</text:span>suário/<text:span text:style-name="T28">Administrador</text:span> confirme a mensagem, clicando no botão OK, o sistema salvará <text:span text:style-name="T12">as alterações da Transação Financeira </text:span>no banco de dados</text:p>
          </table:table-cell>
        </table:table-row>
        <table:table-row table:style-name="Tabela28.1">
          <table:covered-table-cell/>
          <table:table-cell table:style-name="Tabela28.B9" office:value-type="string">
            <text:p text:style-name="P190">FP5</text:p>
          </table:table-cell>
          <table:table-cell table:style-name="Tabela28.C9" office:value-type="string">
            <text:p text:style-name="P190">O sistema <text:span text:style-name="T3">emitirá</text:span> a mensagem “<text:span text:style-name="T14">Alterações Salvas</text:span>” </text:p>
          </table:table-cell>
        </table:table-row>
        <table:table-row table:style-name="Tabela28.1">
          <table:table-cell table:style-name="Tabela28.A1" table:number-rows-spanned="2" office:value-type="string">
            <text:p text:style-name="P190">Fluxos Alternativos</text:p>
          </table:table-cell>
          <table:table-cell table:style-name="Tabela28.B10" office:value-type="string">
            <text:p text:style-name="P190">FA<text:span text:style-name="T13">1</text:span></text:p>
          </table:table-cell>
          <table:table-cell table:style-name="Tabela28.C10" office:value-type="string">
            <text:p text:style-name="P110">Se o <text:span text:style-name="T6">Administrador ou Usuário</text:span> clicar no botão Cancelar todas as alterações não salvas serão descartadas.</text:p>
          </table:table-cell>
        </table:table-row>
        <table:table-row table:style-name="Tabela28.1">
          <table:covered-table-cell/>
          <table:table-cell table:style-name="Tabela28.B11" office:value-type="string">
            <text:p text:style-name="P110">FA<text:span text:style-name="T14">2</text:span></text:p>
          </table:table-cell>
          <table:table-cell table:style-name="Tabela28.C11" office:value-type="string">
            <text:p text:style-name="P110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8.1">
          <table:table-cell table:style-name="Tabela28.A1" office:value-type="string">
            <text:p text:style-name="P190">Regras de Negócio</text:p>
          </table:table-cell>
          <table:table-cell table:style-name="Tabela28.B12" office:value-type="string">
            <text:p text:style-name="P190">RN1</text:p>
          </table:table-cell>
          <table:table-cell table:style-name="Tabela28.C12" office:value-type="string">
            <text:p text:style-name="P172">O Cliente/Fornecedor <text:span text:style-name="T50">e tipo </text:span>não <text:span text:style-name="T50">poderão</text:span> ser alterado<text:span text:style-name="T50">s</text:span></text:p>
          </table:table-cell>
        </table:table-row>
        <table:table-row table:style-name="Tabela28.13">
          <table:table-cell table:style-name="Tabela28.A1" office:value-type="string">
            <text:p text:style-name="P90">Pós Condições</text:p>
          </table:table-cell>
          <table:table-cell table:style-name="Tabela28.B13" office:value-type="string">
            <text:p text:style-name="P190">PC1</text:p>
          </table:table-cell>
          <table:table-cell table:style-name="Tabela28.C13" office:value-type="string">
            <text:p text:style-name="P190"><text:span text:style-name="T34">A Transação Financeira</text:span> deverá <text:span text:style-name="T4">estar</text:span> <text:span text:style-name="T14">alterada</text:span> no banco de dados</text:p>
          </table:table-cell>
        </table:table-row>
        <table:table-row table:style-name="Tabela28.1">
          <table:table-cell table:style-name="Tabela28.A1" office:value-type="string">
            <text:p text:style-name="P90">Casos de Uso Afetados</text:p>
          </table:table-cell>
          <table:table-cell table:style-name="Tabela28.B14" table:number-columns-spanned="2" office:value-type="string">
            <text:p text:style-name="P64">UC5.3, UC5.4, UC5.5</text:p>
          </table:table-cell>
          <table:covered-table-cell/>
        </table:table-row>
      </table:table>
      <text:p text:style-name="P13"/>
      <text:p text:style-name="P13"/>
      <text:p text:style-name="P13"/>
      <text:p text:style-name="P13"/>
      <text:h text:style-name="Heading_20_3" text:outline-level="3"><text:bookmark-start text:name="__RefHeading___Toc5646_94557391"/>4.<text:span text:style-name="T34">5</text:span>.<text:span text:style-name="T34">3</text:span> UC<text:span text:style-name="T34">5</text:span>.3 Excluir <text:span text:style-name="T34">Transação Financeira</text:span><text:bookmark-end text:name="__RefHeading___Toc5646_94557391"/></text:h>
      <text:p text:style-name="P21"/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table:number-columns-spanned="3" office:value-type="string">
            <text:p text:style-name="P190">UC<text:span text:style-name="T54">5</text:span>.<text:span text:style-name="T15">3</text:span> – <text:span text:style-name="T15">Excluir Transação Financeira</text:span></text:p>
          </table:table-cell>
          <table:covered-table-cell/>
          <table:covered-table-cell/>
        </table:table-row>
        <table:table-row table:style-name="Tabela29.1">
          <table:table-cell table:style-name="Tabela29.A1" table:number-rows-spanned="2" office:value-type="string">
            <text:p text:style-name="P190">Pré - Condições</text:p>
          </table:table-cell>
          <table:table-cell table:style-name="Tabela29.B2" office:value-type="string">
            <text:p text:style-name="P190">PC1</text:p>
          </table:table-cell>
          <table:table-cell table:style-name="Tabela29.C2" office:value-type="string">
            <text:p text:style-name="P190">O <text:span text:style-name="T5">Administrador ou Usuário</text:span> deve estar logado no sistema</text:p>
          </table:table-cell>
        </table:table-row>
        <table:table-row table:style-name="Tabela29.3">
          <table:covered-table-cell/>
          <table:table-cell table:style-name="Tabela29.B3" office:value-type="string">
            <text:p text:style-name="P43">PC2</text:p>
          </table:table-cell>
          <table:table-cell table:style-name="Tabela29.C3" office:value-type="string">
            <text:p text:style-name="P128"><text:span text:style-name="T34">A Transação Financeira </text:span>deve estar cadastrad<text:span text:style-name="T49">a</text:span> no sistema</text:p>
          </table:table-cell>
        </table:table-row>
        <table:table-row table:style-name="Tabela29.4">
          <table:table-cell table:style-name="Tabela29.A1" office:value-type="string">
            <text:p text:style-name="P190">Atores Envolvidos</text:p>
          </table:table-cell>
          <table:table-cell table:style-name="Tabela29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29.1">
          <table:table-cell table:style-name="Tabela29.A1" table:number-rows-spanned="5" office:value-type="string">
            <text:p text:style-name="P190">Fluxo Principal</text:p>
          </table:table-cell>
          <table:table-cell table:style-name="Tabela29.B5" office:value-type="string">
            <text:p text:style-name="P190">FP1</text:p>
          </table:table-cell>
          <table:table-cell table:style-name="Tabela29.C5" office:value-type="string">
            <text:p text:style-name="P110">O <text:span text:style-name="T7">Administrador</text:span> <text:span text:style-name="T11">ou Usuário selecionará a Transação Financeira a ser excluída</text:span></text:p>
          </table:table-cell>
        </table:table-row>
        <table:table-row table:style-name="Tabela29.1">
          <table:covered-table-cell/>
          <table:table-cell table:style-name="Tabela29.B6" office:value-type="string">
            <text:p text:style-name="P190">FP2</text:p>
          </table:table-cell>
          <table:table-cell table:style-name="Tabela29.C6" office:value-type="string">
            <text:p text:style-name="P110">Para <text:span text:style-name="T15">excluir a Transação Financeira ,</text:span> o <text:span text:style-name="T6">Administrador ou Usuário </text:span>deverá clicar no botão <text:span text:style-name="T15">Excluir</text:span></text:p>
          </table:table-cell>
        </table:table-row>
        <table:table-row table:style-name="Tabela29.1">
          <table:covered-table-cell/>
          <table:table-cell table:style-name="Tabela29.B7" office:value-type="string">
            <text:p text:style-name="P190">FP3</text:p>
          </table:table-cell>
          <table:table-cell table:style-name="Tabela29.C7" office:value-type="string">
            <text:p text:style-name="P110">O sistema emitirá uma mensagem de confirmação</text:p>
          </table:table-cell>
        </table:table-row>
        <table:table-row table:style-name="Tabela29.1">
          <table:covered-table-cell/>
          <table:table-cell table:style-name="Tabela29.B8" office:value-type="string">
            <text:p text:style-name="P190">FP4</text:p>
          </table:table-cell>
          <table:table-cell table:style-name="Tabela29.C8" office:value-type="string">
            <text:p text:style-name="P110">Caso o <text:span text:style-name="T10">U</text:span>suário confirme a mensagem, clicando no botão <text:span text:style-name="T15">OK</text:span>, o sistema <text:span text:style-name="T15">excluirá a Transação Financeira do</text:span> banco de dados; </text:p>
          </table:table-cell>
        </table:table-row>
        <table:table-row table:style-name="Tabela29.1">
          <table:covered-table-cell/>
          <table:table-cell table:style-name="Tabela29.B9" office:value-type="string">
            <text:p text:style-name="P190">FP5</text:p>
          </table:table-cell>
          <table:table-cell table:style-name="Tabela29.C9" office:value-type="string">
            <text:p text:style-name="P190">O sistema <text:span text:style-name="T3">emitirá</text:span> a mensagem “<text:span text:style-name="T34">Transação Financeira excluída</text:span>” </text:p>
          </table:table-cell>
        </table:table-row>
        <table:table-row table:style-name="Tabela29.1">
          <table:table-cell table:style-name="Tabela29.A1" table:number-rows-spanned="2" office:value-type="string">
            <text:p text:style-name="P190">Fluxos Alternativos</text:p>
          </table:table-cell>
          <table:table-cell table:style-name="Tabela29.B10" office:value-type="string">
            <text:p text:style-name="P190">FA<text:span text:style-name="T13">1</text:span></text:p>
          </table:table-cell>
          <table:table-cell table:style-name="Tabela29.C10" office:value-type="string">
            <text:p text:style-name="P110">Se o <text:span text:style-name="T6">Administrador ou Usuário</text:span> clicar no botão Cancelar <text:span text:style-name="T34">a Transação Financeira não será excluída</text:span></text:p>
          </table:table-cell>
        </table:table-row>
        <table:table-row table:style-name="Tabela29.1">
          <table:covered-table-cell/>
          <table:table-cell table:style-name="Tabela29.B11" office:value-type="string">
            <text:p text:style-name="P110">FA<text:span text:style-name="T14">2</text:span></text:p>
          </table:table-cell>
          <table:table-cell table:style-name="Tabela29.C11" office:value-type="string">
            <text:p text:style-name="P172">Se o Administrador/Usuário desejar alterar a Transação Financeira deve clicar no botão “Alterar”</text:p>
          </table:table-cell>
        </table:table-row>
        <table:table-row table:style-name="Tabela29.1">
          <table:table-cell table:style-name="Tabela29.A1" office:value-type="string">
            <text:p text:style-name="P190">Regras de Negócio</text:p>
          </table:table-cell>
          <table:table-cell table:style-name="Tabela29.B12" office:value-type="string">
            <text:p text:style-name="P190">RN1</text:p>
          </table:table-cell>
          <table:table-cell table:style-name="Tabela29.C12" office:value-type="string">
            <text:p text:style-name="P172">Transações financeiras com status “Pendente” não poderão ser excluídas</text:p>
          </table:table-cell>
        </table:table-row>
        <table:table-row table:style-name="Tabela29.13">
          <table:table-cell table:style-name="Tabela29.A1" office:value-type="string">
            <text:p text:style-name="P90">Pós Condições</text:p>
          </table:table-cell>
          <table:table-cell table:style-name="Tabela29.B13" office:value-type="string">
            <text:p text:style-name="P190">PC1</text:p>
          </table:table-cell>
          <table:table-cell table:style-name="Tabela29.C13" office:value-type="string">
            <text:p text:style-name="P190"><text:span text:style-name="T34">A Transação Financeira </text:span>deverá <text:span text:style-name="T4">estar</text:span> <text:span text:style-name="T16">excluída</text:span> <text:span text:style-name="T16">d</text:span>o banco de dados</text:p>
          </table:table-cell>
        </table:table-row>
        <table:table-row table:style-name="Tabela29.1">
          <table:table-cell table:style-name="Tabela29.A1" office:value-type="string">
            <text:p text:style-name="P90">Casos de Uso Afetados</text:p>
          </table:table-cell>
          <table:table-cell table:style-name="Tabela29.B14" table:number-columns-spanned="2" office:value-type="string">
            <text:p text:style-name="P64">UC5.2, UC5.4, UC5.5, </text:p>
          </table:table-cell>
          <table:covered-table-cell/>
        </table:table-row>
      </table:table>
      <text:p text:style-name="P13"/>
      <text:p text:style-name="P13"/>
      <text:h text:style-name="Heading_20_3" text:outline-level="3"><text:bookmark-start text:name="__RefHeading___Toc5648_94557391"/>4.<text:span text:style-name="T34">5</text:span>.<text:span text:style-name="T32">4</text:span> UC <text:span text:style-name="T34">5</text:span>.4 <text:span text:style-name="T17">Buscar Transação Financeira</text:span><text:bookmark-end text:name="__RefHeading___Toc5648_94557391"/></text:h>
      <text:p text:style-name="P29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90">UC<text:span text:style-name="T35">5</text:span>.<text:span text:style-name="T17">4</text:span> – <text:span text:style-name="T17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90">Pré - Condições</text:p>
          </table:table-cell>
          <table:table-cell table:style-name="Tabela30.B2" office:value-type="string">
            <text:p text:style-name="P190">PC1</text:p>
          </table:table-cell>
          <table:table-cell table:style-name="Tabela30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50">PC2</text:p>
          </table:table-cell>
          <table:table-cell table:style-name="Tabela30.C3" office:value-type="string">
            <text:p text:style-name="P128">O <text:span text:style-name="T5">Administrador ou Usuário</text:span> deve estar <text:span text:style-name="T17">na tela de busca</text:span></text:p>
          </table:table-cell>
        </table:table-row>
        <table:table-row table:style-name="Tabela30.4">
          <table:table-cell table:style-name="Tabela30.A1" office:value-type="string">
            <text:p text:style-name="P190">Atores Envolvidos</text:p>
          </table:table-cell>
          <table:table-cell table:style-name="Tabela30.B4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90">Fluxo Principal</text:p>
          </table:table-cell>
          <table:table-cell table:style-name="Tabela30.B5" office:value-type="string">
            <text:p text:style-name="P190">FP1</text:p>
          </table:table-cell>
          <table:table-cell table:style-name="Tabela30.C5" office:value-type="string">
            <text:p text:style-name="P110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90">FP2</text:p>
          </table:table-cell>
          <table:table-cell table:style-name="Tabela30.C6" office:value-type="string">
            <text:p text:style-name="P138">Para buscar, o Usuário/<text:span text:style-name="T29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90">FP3</text:p>
          </table:table-cell>
          <table:table-cell table:style-name="Tabela30.C7" office:value-type="string">
            <text:p text:style-name="P145">O sistema retornara <text:span text:style-name="T29">as informações</text:span> <text:span text:style-name="T32">da Transação Financeira de acordo </text:span>com <text:span text:style-name="T29">a descrição </text:span>inserid<text:span text:style-name="T29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90">FP4</text:p>
          </table:table-cell>
          <table:table-cell table:style-name="Tabela30.C8" office:value-type="string">
            <text:p text:style-name="P166">Se o Usuário desejar alterar <text:span text:style-name="T35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90">FP5</text:p>
          </table:table-cell>
          <table:table-cell table:style-name="Tabela30.C9" office:value-type="string">
            <text:p text:style-name="P192"><text:s/><text:span text:style-name="T30">Se o Usuário desejar excluir a Transação Financeira deverá </text:span><text:soft-page-break/><text:span text:style-name="T30">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90">Fluxos Alternativos</text:p>
          </table:table-cell>
          <table:table-cell table:style-name="Tabela30.B10" office:value-type="string">
            <text:p text:style-name="P190">FA<text:span text:style-name="T13">1</text:span></text:p>
          </table:table-cell>
          <table:table-cell table:style-name="Tabela30.C10" office:value-type="string">
            <text:p text:style-name="P110">Se o <text:span text:style-name="T6">Administrador ou Usuário</text:span> <text:span text:style-name="T18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10">FA<text:span text:style-name="T14">2</text:span></text:p>
          </table:table-cell>
          <table:table-cell table:style-name="Tabela30.C11" office:value-type="string">
            <text:p text:style-name="P173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90">Regras de Negócio</text:p>
          </table:table-cell>
          <table:table-cell table:style-name="Tabela30.B12" office:value-type="string">
            <text:p text:style-name="P190">RN1</text:p>
          </table:table-cell>
          <table:table-cell table:style-name="Tabela30.C12" office:value-type="string">
            <text:p text:style-name="P173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90">Pós Condições</text:p>
          </table:table-cell>
          <table:table-cell table:style-name="Tabela30.B13" office:value-type="string">
            <text:p text:style-name="P190">PC1</text:p>
          </table:table-cell>
          <table:table-cell table:style-name="Tabela30.C13" office:value-type="string">
            <text:p text:style-name="P153">O sistema deverá emitir <text:span text:style-name="T31">os dados</text:span> <text:span text:style-name="T35">da Transação Financeira </text:span>correspondente a <text:span text:style-name="T32">descrição</text:span> inserid<text:span text:style-name="T31">a</text:span> pelo Usuário</text:p>
          </table:table-cell>
        </table:table-row>
        <table:table-row table:style-name="Tabela30.1">
          <table:table-cell table:style-name="Tabela30.A1" office:value-type="string">
            <text:p text:style-name="P90">Casos de Uso Afetados</text:p>
          </table:table-cell>
          <table:table-cell table:style-name="Tabela30.B14" table:number-columns-spanned="2" office:value-type="string">
            <text:p text:style-name="P64">UC5.1, UC5.2, UC5.3, UC5.4 </text:p>
          </table:table-cell>
          <table:covered-table-cell/>
        </table:table-row>
      </table:table>
      <text:p text:style-name="P29"/>
      <text:p text:style-name="P29"/>
      <text:h text:style-name="Heading_20_3" text:outline-level="3"><text:bookmark-start text:name="__RefHeading___Toc5650_94557391"/>4.<text:span text:style-name="T33">5</text:span>.<text:span text:style-name="T51">5</text:span> UC<text:span text:style-name="T33">5</text:span>.<text:span text:style-name="T51">5</text:span> <text:span text:style-name="T51">Pagamentos</text:span><text:bookmark-end text:name="__RefHeading___Toc5650_94557391"/></text:h>
      <text:p text:style-name="P14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93">UC<text:span text:style-name="T51">5.5</text:span> – <text:span text:style-name="T51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93">Pré - Condições</text:p>
          </table:table-cell>
          <table:table-cell table:style-name="Tabela34.B2" office:value-type="string">
            <text:p text:style-name="P193">PC1</text:p>
          </table:table-cell>
          <table:table-cell table:style-name="Tabela34.C2" office:value-type="string">
            <text:p text:style-name="P193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4">PC2</text:p>
          </table:table-cell>
          <table:table-cell table:style-name="Tabela34.C3" office:value-type="string">
            <text:p text:style-name="P129"><text:span text:style-name="T33">A Transação Financeira </text:span>deve estar cadastrad<text:span text:style-name="T33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3">PC3</text:p>
          </table:table-cell>
          <table:table-cell table:style-name="Tabela34.C4" office:value-type="string">
            <text:p text:style-name="P174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93">Atores Envolvidos</text:p>
          </table:table-cell>
          <table:table-cell table:style-name="Tabela34.B5" table:number-columns-spanned="2" office:value-type="string">
            <text:p text:style-name="P75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93">Fluxo Principal</text:p>
          </table:table-cell>
          <table:table-cell table:style-name="Tabela34.B6" office:value-type="string">
            <text:p text:style-name="P193">FP1</text:p>
          </table:table-cell>
          <table:table-cell table:style-name="Tabela34.C6" office:value-type="string">
            <text:p text:style-name="P112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93">FP2</text:p>
          </table:table-cell>
          <table:table-cell table:style-name="Tabela34.C7" office:value-type="string">
            <text:p text:style-name="P174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93">FP3</text:p>
          </table:table-cell>
          <table:table-cell table:style-name="Tabela34.C8" office:value-type="string">
            <text:p text:style-name="P174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93">FP4</text:p>
          </table:table-cell>
          <table:table-cell table:style-name="Tabela34.C9" office:value-type="string">
            <text:p text:style-name="P112">Caso o <text:span text:style-name="T10">U</text:span>suário/<text:span text:style-name="T28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93">FP5</text:p>
          </table:table-cell>
          <table:table-cell table:style-name="Tabela34.C10" office:value-type="string">
            <text:p text:style-name="P193">O sistema <text:span text:style-name="T3">emitirá</text:span> a mensagem “<text:span text:style-name="T51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93">Fluxos Alternativos</text:p>
          </table:table-cell>
          <table:table-cell table:style-name="Tabela34.B11" office:value-type="string">
            <text:p text:style-name="P193">FA<text:span text:style-name="T13">1</text:span></text:p>
          </table:table-cell>
          <table:table-cell table:style-name="Tabela34.C11" office:value-type="string">
            <text:p text:style-name="P112">Se o <text:span text:style-name="T6">Administrador ou Usuário</text:span> clicar no botão Cancelar todas as alterações não salvas serão descartadas.</text:p>
          </table:table-cell>
        </table:table-row>
        <text:soft-page-break/>
        <table:table-row table:style-name="Tabela34.12">
          <table:table-cell table:style-name="Tabela34.A1" table:number-rows-spanned="2" office:value-type="string">
            <text:p text:style-name="P193">Regras de Negócio</text:p>
          </table:table-cell>
          <table:table-cell table:style-name="Tabela34.B12" office:value-type="string">
            <text:p text:style-name="P193">RN1</text:p>
          </table:table-cell>
          <table:table-cell table:style-name="Tabela34.C12" office:value-type="string">
            <text:p text:style-name="P174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4">RN2</text:p>
          </table:table-cell>
          <table:table-cell table:style-name="Tabela34.C13" office:value-type="string">
            <text:p text:style-name="P174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91">Pós Condições</text:p>
          </table:table-cell>
          <table:table-cell table:style-name="Tabela34.B14" office:value-type="string">
            <text:p text:style-name="P193">PC1</text:p>
          </table:table-cell>
          <table:table-cell table:style-name="Tabela34.C14" office:value-type="string">
            <text:p text:style-name="P193"><text:span text:style-name="T34">A Transação Financeira</text:span> deverá <text:span text:style-name="T4">estar</text:span> <text:span text:style-name="T14">alterada</text:span> no banco de dados, <text:span text:style-name="T51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91">Casos de Uso Afetados</text:p>
          </table:table-cell>
          <table:table-cell table:style-name="Tabela34.B15" table:number-columns-spanned="2" office:value-type="string">
            <text:p text:style-name="P64"/>
          </table:table-cell>
          <table:covered-table-cell/>
        </table:table-row>
      </table:table>
      <text:p text:style-name="P14"/>
      <text:p text:style-name="P217"/>
      <text:h text:style-name="Heading_20_2" text:outline-level="2"><text:bookmark-start text:name="__RefHeading___Toc5652_94557391"/>4.5 UC<text:span text:style-name="T36">6</text:span>.0 Gerenciar <text:span text:style-name="T36">Relatórios</text:span><text:bookmark-end text:name="__RefHeading___Toc5652_94557391"/></text:h>
      <text:h text:style-name="Heading_20_3" text:outline-level="3"><text:bookmark-start text:name="__RefHeading___Toc5654_94557391"/>4.<text:span text:style-name="T36">6</text:span>.1 UC<text:span text:style-name="T36">6</text:span>.1 <text:span text:style-name="T37">Gerar Relatório</text:span><text:bookmark-end text:name="__RefHeading___Toc5654_94557391"/></text:h>
      <text:p text:style-name="P15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4">UC<text:span text:style-name="T37">6</text:span>.<text:span text:style-name="T9">1</text:span> – <text:span text:style-name="T36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4">Pré - Condições</text:p>
          </table:table-cell>
          <table:table-cell table:style-name="Tabela31.B2" office:value-type="string">
            <text:p text:style-name="P194">PC1</text:p>
          </table:table-cell>
          <table:table-cell table:style-name="Tabela31.C2" office:value-type="string">
            <text:p text:style-name="P175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4">Atores Envolvidos</text:p>
          </table:table-cell>
          <table:table-cell table:style-name="Tabela31.B3" table:number-columns-spanned="2" office:value-type="string">
            <text:p text:style-name="P76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94">Fluxo Principal</text:p>
          </table:table-cell>
          <table:table-cell table:style-name="Tabela31.B4" office:value-type="string">
            <text:p text:style-name="P194">FP1</text:p>
          </table:table-cell>
          <table:table-cell table:style-name="Tabela31.C4" office:value-type="string">
            <text:p text:style-name="P176"><text:span text:style-name="T52">Sempre que o </text:span>Usuário/Administrador <text:span text:style-name="T52">cadastra</text:span> uma Transação Financeira <text:span text:style-name="T52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4">Fluxos Alternativos</text:p>
          </table:table-cell>
          <table:table-cell table:style-name="Tabela31.B5" office:value-type="string">
            <text:p text:style-name="P194">FA1</text:p>
          </table:table-cell>
          <table:table-cell table:style-name="Tabela31.C5" office:value-type="string">
            <text:p text:style-name="P177">Caso julgue necessário o Usuário/Administrador pode imprimir esse relatório clicando no botão “Imprimir <text:span text:style-name="T52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203">FA2</text:p>
          </table:table-cell>
          <table:table-cell table:style-name="Tabela31.C6" office:value-type="string">
            <text:p text:style-name="P203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4">Regras de Negócio</text:p>
          </table:table-cell>
          <table:table-cell table:style-name="Tabela31.B7" office:value-type="string">
            <text:p text:style-name="P194">RN1</text:p>
          </table:table-cell>
          <table:table-cell table:style-name="Tabela31.C7" office:value-type="string">
            <text:p text:style-name="P120"/>
          </table:table-cell>
        </table:table-row>
        <table:table-row table:style-name="Tabela31.8">
          <table:table-cell table:style-name="Tabela31.A1" office:value-type="string">
            <text:p text:style-name="P92">Pós Condições</text:p>
          </table:table-cell>
          <table:table-cell table:style-name="Tabela31.B8" office:value-type="string">
            <text:p text:style-name="P194">PC1</text:p>
          </table:table-cell>
          <table:table-cell table:style-name="Tabela31.C8" office:value-type="string">
            <text:p text:style-name="P178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2">Casos de Uso Afetados</text:p>
          </table:table-cell>
          <table:table-cell table:style-name="Tabela31.B9" table:number-columns-spanned="2" office:value-type="string">
            <text:p text:style-name="P64"/>
          </table:table-cell>
          <table:covered-table-cell/>
        </table:table-row>
      </table:table>
      <text:p text:style-name="P15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06T17:10:50.284000000</dc:date>
    <meta:editing-cycles>52</meta:editing-cycles>
    <meta:editing-duration>PT15H41M4S</meta:editing-duration>
    <meta:document-statistic meta:table-count="21" meta:image-count="0" meta:object-count="0" meta:page-count="21" meta:paragraph-count="701" meta:word-count="4434" meta:character-count="27724" meta:non-whitespace-character-count="23917"/>
    <meta:template xlink:type="simple" xlink:actuate="onRequest" xlink:title="" xlink:href="Normal"/>
  </office:meta>
</office:document-meta>
</file>